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1">
      <style:paragraph-properties fo:margin-left="0in" fo:margin-top="0.139in" fo:margin-bottom="0.1965in" style:contextual-spacing="false" fo:text-indent="0in" style:auto-text-indent="false"/>
    </style:style>
    <style:style style:name="P2" style:family="paragraph" style:parent-style-name="Heading_20_4">
      <style:paragraph-properties fo:margin-left="0in" fo:margin-top="0.139in" fo:margin-bottom="0.1965in" style:contextual-spacing="false" fo:text-indent="0in" style:auto-text-indent="false"/>
    </style:style>
    <style:style style:name="P3" style:family="paragraph" style:parent-style-name="Preformatted_20_Text">
      <style:paragraph-properties fo:margin-top="0.139in" fo:margin-bottom="0.1965in" style:contextual-spacing="false"/>
    </style:style>
    <style:style style:name="P4" style:family="paragraph" style:parent-style-name="Standard">
      <style:paragraph-properties fo:margin-top="0.139in" fo:margin-bottom="0.1965in" style:contextual-spacing="false"/>
    </style:style>
    <style:style style:name="P5" style:family="paragraph" style:parent-style-name="Text_20_body">
      <style:paragraph-properties fo:margin-top="0.139in" fo:margin-bottom="0.1965in" style:contextual-spacing="false"/>
    </style:style>
    <style:style style:name="P6" style:family="paragraph" style:parent-style-name="Heading_20_2">
      <style:paragraph-properties fo:margin-top="0.139in" fo:margin-bottom="0.1965in" style:contextual-spacing="false"/>
    </style:style>
    <style:style style:name="P7" style:family="paragraph" style:parent-style-name="Preformatted_20_Text">
      <style:paragraph-properties fo:margin-top="0in" fo:margin-bottom="0.1965in" style:contextual-spacing="false"/>
    </style:style>
    <style:style style:name="P8" style:family="paragraph" style:parent-style-name="Heading_20_2">
      <style:paragraph-properties fo:margin-top="0.139in" fo:margin-bottom="0.1965in" style:contextual-spacing="false"/>
      <style:text-properties officeooo:paragraph-rsid="001ae85c"/>
    </style:style>
    <style:style style:name="P9" style:family="paragraph" style:parent-style-name="Text_20_body">
      <style:paragraph-properties fo:margin-top="0.139in" fo:margin-bottom="0.1965in" style:contextual-spacing="false"/>
      <style:text-properties officeooo:paragraph-rsid="001a1c58"/>
    </style:style>
    <style:style style:name="P10" style:family="paragraph" style:parent-style-name="Standard">
      <style:paragraph-properties fo:margin-top="0.139in" fo:margin-bottom="0.1965in" style:contextual-spacing="false"/>
      <style:text-properties officeooo:paragraph-rsid="001a1c58"/>
    </style:style>
    <style:style style:name="P11" style:family="paragraph" style:parent-style-name="Text_20_body">
      <style:paragraph-properties fo:margin-top="0.139in" fo:margin-bottom="0.1965in" style:contextual-spacing="false"/>
      <style:text-properties fo:font-weight="bold" officeooo:paragraph-rsid="002f9a32" style:font-weight-asian="bold" style:font-weight-complex="bold"/>
    </style:style>
    <style:style style:name="P12" style:family="paragraph" style:parent-style-name="Text_20_body">
      <style:paragraph-properties fo:margin-top="0.139in" fo:margin-bottom="0.1965in" style:contextual-spacing="false"/>
      <style:text-properties fo:font-weight="bold" officeooo:paragraph-rsid="0032a254" style:font-weight-asian="bold" style:font-weight-complex="bold"/>
    </style:style>
    <style:style style:name="P13" style:family="paragraph" style:parent-style-name="Text_20_body">
      <style:paragraph-properties fo:margin-top="0.139in" fo:margin-bottom="0.1965in" style:contextual-spacing="false"/>
      <style:text-properties fo:font-weight="bold" officeooo:paragraph-rsid="00335b08" style:font-weight-asian="bold" style:font-weight-complex="bold"/>
    </style:style>
    <style:style style:name="P14" style:family="paragraph" style:parent-style-name="Text_20_body">
      <style:paragraph-properties fo:margin-top="0.139in" fo:margin-bottom="0.1965in" style:contextual-spacing="false"/>
      <style:text-properties fo:font-weight="bold" officeooo:paragraph-rsid="00516764" style:font-weight-asian="bold" style:font-weight-complex="bold"/>
    </style:style>
    <style:style style:name="P15" style:family="paragraph" style:parent-style-name="Text_20_body">
      <style:paragraph-properties fo:margin-top="0.139in" fo:margin-bottom="0.1965in" style:contextual-spacing="false"/>
      <style:text-properties fo:font-weight="bold" officeooo:paragraph-rsid="0055d98b" style:font-weight-asian="bold" style:font-weight-complex="bold"/>
    </style:style>
    <style:style style:name="P16" style:family="paragraph" style:parent-style-name="Text_20_body">
      <style:paragraph-properties fo:margin-top="0.139in" fo:margin-bottom="0.1965in" style:contextual-spacing="false"/>
      <style:text-properties fo:font-weight="bold" officeooo:paragraph-rsid="00566a7c" style:font-weight-asian="bold" style:font-weight-complex="bold"/>
    </style:style>
    <style:style style:name="P17" style:family="paragraph" style:parent-style-name="Text_20_body">
      <style:paragraph-properties fo:margin-top="0.139in" fo:margin-bottom="0.1965in" style:contextual-spacing="false"/>
      <style:text-properties fo:font-weight="bold" style:font-weight-asian="bold" style:font-weight-complex="bold"/>
    </style:style>
    <style:style style:name="P18" style:family="paragraph" style:parent-style-name="Text_20_body">
      <style:paragraph-properties fo:margin-top="0.139in" fo:margin-bottom="0.1965in" style:contextual-spacing="false"/>
      <style:text-properties fo:font-weight="bold" officeooo:paragraph-rsid="0022075f" style:font-weight-asian="bold" style:font-weight-complex="bold"/>
    </style:style>
    <style:style style:name="P19" style:family="paragraph" style:parent-style-name="Text_20_body">
      <style:paragraph-properties fo:margin-top="0.139in" fo:margin-bottom="0.1965in" style:contextual-spacing="false"/>
      <style:text-properties fo:font-weight="bold" officeooo:paragraph-rsid="0023a22a" style:font-weight-asian="bold" style:font-weight-complex="bold"/>
    </style:style>
    <style:style style:name="P20" style:family="paragraph" style:parent-style-name="Text_20_body">
      <style:paragraph-properties fo:margin-top="0.139in" fo:margin-bottom="0.1965in" style:contextual-spacing="false"/>
      <style:text-properties fo:font-weight="bold" officeooo:paragraph-rsid="002549f5" style:font-weight-asian="bold" style:font-weight-complex="bold"/>
    </style:style>
    <style:style style:name="P21" style:family="paragraph" style:parent-style-name="Text_20_body">
      <style:paragraph-properties fo:margin-top="0.139in" fo:margin-bottom="0.1965in" style:contextual-spacing="false"/>
      <style:text-properties fo:font-weight="bold" officeooo:paragraph-rsid="0025bfa7" style:font-weight-asian="bold" style:font-weight-complex="bold"/>
    </style:style>
    <style:style style:name="P22" style:family="paragraph" style:parent-style-name="Text_20_body">
      <style:paragraph-properties fo:margin-top="0.139in" fo:margin-bottom="0.1965in" style:contextual-spacing="false"/>
      <style:text-properties fo:font-weight="bold" officeooo:paragraph-rsid="002652fb" style:font-weight-asian="bold" style:font-weight-complex="bold"/>
    </style:style>
    <style:style style:name="P23" style:family="paragraph" style:parent-style-name="Text_20_body">
      <style:paragraph-properties fo:margin-top="0.139in" fo:margin-bottom="0.1965in" style:contextual-spacing="false"/>
      <style:text-properties fo:font-weight="bold" officeooo:paragraph-rsid="002936c1" style:font-weight-asian="bold" style:font-weight-complex="bold"/>
    </style:style>
    <style:style style:name="P24" style:family="paragraph" style:parent-style-name="Text_20_body">
      <style:paragraph-properties fo:margin-top="0.139in" fo:margin-bottom="0.1965in" style:contextual-spacing="false"/>
      <style:text-properties fo:font-weight="bold" officeooo:paragraph-rsid="004dc49d" style:font-weight-asian="bold" style:font-weight-complex="bold"/>
    </style:style>
    <style:style style:name="P25" style:family="paragraph" style:parent-style-name="Standard">
      <style:paragraph-properties fo:margin-top="0.139in" fo:margin-bottom="0.1965in" style:contextual-spacing="false"/>
      <style:text-properties officeooo:paragraph-rsid="001e83e2"/>
    </style:style>
    <style:style style:name="P26" style:family="paragraph" style:parent-style-name="Standard">
      <style:paragraph-properties fo:margin-top="0.139in" fo:margin-bottom="0.1965in" style:contextual-spacing="false"/>
      <style:text-properties officeooo:rsid="002f0afb" officeooo:paragraph-rsid="002f0afb"/>
    </style:style>
    <style:style style:name="P27" style:family="paragraph" style:parent-style-name="Standard">
      <style:paragraph-properties fo:margin-top="0.139in" fo:margin-bottom="0.1965in" style:contextual-spacing="false"/>
      <style:text-properties officeooo:paragraph-rsid="002f0afb"/>
    </style:style>
    <style:style style:name="P28" style:family="paragraph" style:parent-style-name="Standard">
      <style:paragraph-properties fo:margin-top="0.139in" fo:margin-bottom="0.1965in" style:contextual-spacing="false"/>
      <style:text-properties officeooo:rsid="002f9a32" officeooo:paragraph-rsid="002f9a32"/>
    </style:style>
    <style:style style:name="P29" style:family="paragraph" style:parent-style-name="Standard">
      <style:paragraph-properties fo:margin-top="0.139in" fo:margin-bottom="0.1965in" style:contextual-spacing="false"/>
      <style:text-properties officeooo:paragraph-rsid="002f9a32"/>
    </style:style>
    <style:style style:name="P30" style:family="paragraph" style:parent-style-name="Text_20_body">
      <style:paragraph-properties fo:margin-top="0.139in" fo:margin-bottom="0.1965in" style:contextual-spacing="false"/>
      <style:text-properties officeooo:paragraph-rsid="002f9a32"/>
    </style:style>
    <style:style style:name="P31" style:family="paragraph" style:parent-style-name="Standard">
      <style:paragraph-properties fo:margin-top="0.139in" fo:margin-bottom="0.1965in" style:contextual-spacing="false"/>
      <style:text-properties officeooo:paragraph-rsid="00350741"/>
    </style:style>
    <style:style style:name="P32" style:family="paragraph" style:parent-style-name="Standard">
      <style:paragraph-properties fo:margin-top="0.139in" fo:margin-bottom="0.1965in" style:contextual-spacing="false"/>
      <style:text-properties officeooo:paragraph-rsid="0036e4c7"/>
    </style:style>
    <style:style style:name="P33" style:family="paragraph" style:parent-style-name="Standard">
      <style:paragraph-properties fo:margin-top="0.139in" fo:margin-bottom="0.1965in" style:contextual-spacing="false"/>
      <style:text-properties officeooo:paragraph-rsid="003795b9"/>
    </style:style>
    <style:style style:name="P34" style:family="paragraph" style:parent-style-name="Standard">
      <style:paragraph-properties fo:margin-top="0.139in" fo:margin-bottom="0.1965in" style:contextual-spacing="false"/>
      <style:text-properties officeooo:paragraph-rsid="00388918"/>
    </style:style>
    <style:style style:name="P35" style:family="paragraph" style:parent-style-name="Standard">
      <style:paragraph-properties fo:margin-top="0.139in" fo:margin-bottom="0.1965in" style:contextual-spacing="false"/>
      <style:text-properties officeooo:paragraph-rsid="00391bdd"/>
    </style:style>
    <style:style style:name="P36" style:family="paragraph" style:parent-style-name="Standard">
      <style:paragraph-properties fo:margin-top="0.139in" fo:margin-bottom="0.1965in" style:contextual-spacing="false"/>
      <style:text-properties officeooo:paragraph-rsid="0039bf0d"/>
    </style:style>
    <style:style style:name="P37" style:family="paragraph" style:parent-style-name="Text_20_body">
      <style:paragraph-properties fo:margin-top="0.139in" fo:margin-bottom="0.1965in" style:contextual-spacing="false"/>
      <style:text-properties officeooo:paragraph-rsid="0039bf0d"/>
    </style:style>
    <style:style style:name="P38" style:family="paragraph" style:parent-style-name="Standard">
      <style:paragraph-properties fo:margin-top="0.139in" fo:margin-bottom="0.1965in" style:contextual-spacing="false"/>
      <style:text-properties officeooo:paragraph-rsid="003a2f3e"/>
    </style:style>
    <style:style style:name="P39" style:family="paragraph" style:parent-style-name="Standard">
      <style:paragraph-properties fo:margin-top="0.139in" fo:margin-bottom="0.1965in" style:contextual-spacing="false"/>
      <style:text-properties officeooo:paragraph-rsid="003aa6c8"/>
    </style:style>
    <style:style style:name="P40" style:family="paragraph" style:parent-style-name="Text_20_body">
      <style:paragraph-properties fo:margin-top="0.139in" fo:margin-bottom="0.1965in" style:contextual-spacing="false"/>
      <style:text-properties officeooo:paragraph-rsid="003aa6c8"/>
    </style:style>
    <style:style style:name="P41" style:family="paragraph" style:parent-style-name="Text_20_body">
      <style:text-properties officeooo:paragraph-rsid="003aa6c8"/>
    </style:style>
    <style:style style:name="P42" style:family="paragraph" style:parent-style-name="Standard">
      <style:paragraph-properties fo:margin-top="0.139in" fo:margin-bottom="0.1965in" style:contextual-spacing="false"/>
      <style:text-properties officeooo:paragraph-rsid="003b6165"/>
    </style:style>
    <style:style style:name="P43" style:family="paragraph" style:parent-style-name="Standard">
      <style:paragraph-properties fo:margin-top="0.139in" fo:margin-bottom="0.1965in" style:contextual-spacing="false"/>
      <style:text-properties officeooo:paragraph-rsid="003c7fab"/>
    </style:style>
    <style:style style:name="P44" style:family="paragraph" style:parent-style-name="Standard">
      <style:paragraph-properties fo:margin-top="0.139in" fo:margin-bottom="0.1965in" style:contextual-spacing="false"/>
      <style:text-properties officeooo:paragraph-rsid="003d3f62"/>
    </style:style>
    <style:style style:name="P45" style:family="paragraph" style:parent-style-name="Standard">
      <style:paragraph-properties fo:margin-top="0.139in" fo:margin-bottom="0.1965in" style:contextual-spacing="false"/>
      <style:text-properties officeooo:paragraph-rsid="003f2977"/>
    </style:style>
    <style:style style:name="P46" style:family="paragraph" style:parent-style-name="Standard">
      <style:paragraph-properties fo:margin-top="0.139in" fo:margin-bottom="0.1965in" style:contextual-spacing="false"/>
      <style:text-properties officeooo:paragraph-rsid="003f329b"/>
    </style:style>
    <style:style style:name="P47" style:family="paragraph" style:parent-style-name="Standard">
      <style:paragraph-properties fo:margin-top="0.139in" fo:margin-bottom="0.1965in" style:contextual-spacing="false"/>
      <style:text-properties officeooo:paragraph-rsid="00405840"/>
    </style:style>
    <style:style style:name="P48" style:family="paragraph" style:parent-style-name="Standard">
      <style:paragraph-properties fo:margin-top="0.139in" fo:margin-bottom="0.1965in" style:contextual-spacing="false"/>
      <style:text-properties officeooo:paragraph-rsid="0040e8ee"/>
    </style:style>
    <style:style style:name="P49" style:family="paragraph" style:parent-style-name="Standard">
      <style:paragraph-properties fo:margin-top="0.139in" fo:margin-bottom="0.1965in" style:contextual-spacing="false"/>
      <style:text-properties officeooo:paragraph-rsid="00426398"/>
    </style:style>
    <style:style style:name="P50" style:family="paragraph" style:parent-style-name="Standard">
      <style:paragraph-properties fo:margin-top="0.139in" fo:margin-bottom="0.1965in" style:contextual-spacing="false"/>
      <style:text-properties officeooo:paragraph-rsid="0043d07f"/>
    </style:style>
    <style:style style:name="P51" style:family="paragraph" style:parent-style-name="Standard">
      <style:paragraph-properties fo:margin-top="0.139in" fo:margin-bottom="0.1965in" style:contextual-spacing="false"/>
      <style:text-properties officeooo:paragraph-rsid="00445a60"/>
    </style:style>
    <style:style style:name="P52" style:family="paragraph" style:parent-style-name="Standard">
      <style:paragraph-properties fo:margin-top="0.139in" fo:margin-bottom="0.1965in" style:contextual-spacing="false"/>
      <style:text-properties officeooo:paragraph-rsid="004547e3"/>
    </style:style>
    <style:style style:name="P53" style:family="paragraph" style:parent-style-name="Standard">
      <style:paragraph-properties fo:margin-top="0.139in" fo:margin-bottom="0.1965in" style:contextual-spacing="false"/>
      <style:text-properties officeooo:paragraph-rsid="0045e59f"/>
    </style:style>
    <style:style style:name="P54" style:family="paragraph" style:parent-style-name="Standard">
      <style:paragraph-properties fo:margin-top="0.139in" fo:margin-bottom="0.1965in" style:contextual-spacing="false"/>
      <style:text-properties officeooo:paragraph-rsid="0046c436"/>
    </style:style>
    <style:style style:name="P55" style:family="paragraph" style:parent-style-name="Standard">
      <style:paragraph-properties fo:margin-top="0.139in" fo:margin-bottom="0.1965in" style:contextual-spacing="false"/>
      <style:text-properties officeooo:paragraph-rsid="0048a540"/>
    </style:style>
    <style:style style:name="P56" style:family="paragraph" style:parent-style-name="Standard">
      <style:paragraph-properties fo:margin-top="0.139in" fo:margin-bottom="0.1965in" style:contextual-spacing="false"/>
      <style:text-properties officeooo:paragraph-rsid="0049d4f5"/>
    </style:style>
    <style:style style:name="P57" style:family="paragraph" style:parent-style-name="Standard">
      <style:paragraph-properties fo:margin-top="0.139in" fo:margin-bottom="0.1965in" style:contextual-spacing="false"/>
      <style:text-properties officeooo:paragraph-rsid="0049db5a"/>
    </style:style>
    <style:style style:name="P58" style:family="paragraph" style:parent-style-name="Standard">
      <style:paragraph-properties fo:margin-top="0.139in" fo:margin-bottom="0.1965in" style:contextual-spacing="false"/>
      <style:text-properties officeooo:paragraph-rsid="004ac69d"/>
    </style:style>
    <style:style style:name="P59" style:family="paragraph" style:parent-style-name="Text_20_body">
      <style:paragraph-properties fo:margin-top="0.139in" fo:margin-bottom="0.1965in" style:contextual-spacing="false"/>
      <style:text-properties officeooo:paragraph-rsid="00335b08"/>
    </style:style>
    <style:style style:name="P60" style:family="paragraph" style:parent-style-name="Text_20_body">
      <style:text-properties officeooo:paragraph-rsid="001c7d43"/>
    </style:style>
    <style:style style:name="P61" style:family="paragraph" style:parent-style-name="Text_20_body">
      <style:paragraph-properties fo:margin-top="0.139in" fo:margin-bottom="0.1965in" style:contextual-spacing="false"/>
      <style:text-properties officeooo:paragraph-rsid="00579a5a"/>
    </style:style>
    <style:style style:name="P62" style:family="paragraph" style:parent-style-name="Text_20_body">
      <style:paragraph-properties fo:margin-top="0.139in" fo:margin-bottom="0.1965in" style:contextual-spacing="false"/>
      <style:text-properties officeooo:paragraph-rsid="005a7344"/>
    </style:style>
    <style:style style:name="P63" style:family="paragraph" style:parent-style-name="Text_20_body">
      <style:paragraph-properties fo:margin-top="0.139in" fo:margin-bottom="0.1965in" style:contextual-spacing="false"/>
      <style:text-properties officeooo:paragraph-rsid="005d6f48"/>
    </style:style>
    <style:style style:name="P64" style:family="paragraph" style:parent-style-name="Text_20_body">
      <style:paragraph-properties fo:margin-top="0.139in" fo:margin-bottom="0.1965in" style:contextual-spacing="false"/>
      <style:text-properties officeooo:paragraph-rsid="005e8459"/>
    </style:style>
    <style:style style:name="P65" style:family="paragraph" style:parent-style-name="Text_20_body">
      <style:paragraph-properties fo:margin-top="0.139in" fo:margin-bottom="0.1965in" style:contextual-spacing="false"/>
      <style:text-properties officeooo:paragraph-rsid="00602b0c"/>
    </style:style>
    <style:style style:name="P66" style:family="paragraph" style:parent-style-name="Standard">
      <style:paragraph-properties fo:margin-top="0.139in" fo:margin-bottom="0.1965in" style:contextual-spacing="false"/>
      <style:text-properties officeooo:paragraph-rsid="0071446d"/>
    </style:style>
    <style:style style:name="P67" style:family="paragraph" style:parent-style-name="Standard">
      <style:paragraph-properties fo:margin-top="0.139in" fo:margin-bottom="0.1965in" style:contextual-spacing="false"/>
      <style:text-properties officeooo:paragraph-rsid="0072a5a1"/>
    </style:style>
    <style:style style:name="P68" style:family="paragraph" style:parent-style-name="Standard">
      <style:paragraph-properties fo:margin-top="0.139in" fo:margin-bottom="0.1965in" style:contextual-spacing="false"/>
      <style:text-properties officeooo:paragraph-rsid="00738b31"/>
    </style:style>
    <style:style style:name="P69" style:family="paragraph" style:parent-style-name="Standard">
      <style:paragraph-properties fo:margin-top="0.139in" fo:margin-bottom="0.1965in" style:contextual-spacing="false"/>
      <style:text-properties officeooo:paragraph-rsid="0073ef49"/>
    </style:style>
    <style:style style:name="P70" style:family="paragraph" style:parent-style-name="Heading_20_1">
      <style:paragraph-properties fo:margin-left="0in" fo:margin-top="0.139in" fo:margin-bottom="0.1965in" style:contextual-spacing="false" fo:text-indent="0in" style:auto-text-indent="false"/>
      <style:text-properties officeooo:paragraph-rsid="007f019a"/>
    </style:style>
    <style:style style:name="P71" style:family="paragraph" style:parent-style-name="Standard">
      <style:paragraph-properties fo:margin-top="0.139in" fo:margin-bottom="0.1965in" style:contextual-spacing="false"/>
      <style:text-properties officeooo:paragraph-rsid="007e1fd3"/>
    </style:style>
    <style:style style:name="P72"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73" style:family="paragraph" style:parent-style-name="Standard">
      <style:paragraph-properties fo:margin-top="0.139in" fo:margin-bottom="0.1965in" style:contextual-spacing="false"/>
      <style:text-properties officeooo:paragraph-rsid="0088f65a"/>
    </style:style>
    <style:style style:name="P74" style:family="paragraph" style:parent-style-name="Standard">
      <style:paragraph-properties fo:margin-top="0.139in" fo:margin-bottom="0.1965in" style:contextual-spacing="false"/>
      <style:text-properties officeooo:paragraph-rsid="006d77a4"/>
    </style:style>
    <style:style style:name="P75" style:family="paragraph" style:parent-style-name="Standard">
      <style:paragraph-properties fo:margin-top="0.139in" fo:margin-bottom="0.1965in" style:contextual-spacing="false"/>
      <style:text-properties officeooo:paragraph-rsid="008de48b"/>
    </style:style>
    <style:style style:name="P76" style:family="paragraph" style:parent-style-name="Standard">
      <style:paragraph-properties fo:margin-top="0.139in" fo:margin-bottom="0.1965in" style:contextual-spacing="false"/>
      <style:text-properties officeooo:paragraph-rsid="009d8a82"/>
    </style:style>
    <style:style style:name="P77" style:family="paragraph" style:parent-style-name="Standard">
      <style:paragraph-properties fo:margin-top="0.139in" fo:margin-bottom="0.1965in" style:contextual-spacing="false"/>
      <style:text-properties officeooo:paragraph-rsid="00ab06ce"/>
    </style:style>
    <style:style style:name="P78" style:family="paragraph" style:parent-style-name="Text_20_body">
      <style:paragraph-properties fo:margin-top="0.139in" fo:margin-bottom="0.1965in" style:contextual-spacing="false"/>
      <style:text-properties officeooo:paragraph-rsid="00ab06ce"/>
    </style:style>
    <style:style style:name="P79" style:family="paragraph" style:parent-style-name="Standard">
      <style:paragraph-properties fo:margin-top="0.139in" fo:margin-bottom="0.1965in" style:contextual-spacing="false"/>
      <style:text-properties officeooo:paragraph-rsid="00b02b8f"/>
    </style:style>
    <style:style style:name="P80" style:family="paragraph" style:parent-style-name="Text_20_body">
      <style:text-properties officeooo:paragraph-rsid="00af4bed"/>
    </style:style>
    <style:style style:name="P81" style:family="paragraph" style:parent-style-name="Text_20_body">
      <style:text-properties officeooo:rsid="00b02b8f" officeooo:paragraph-rsid="00b02b8f"/>
    </style:style>
    <style:style style:name="P82"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83" style:family="paragraph" style:parent-style-name="Standard">
      <style:paragraph-properties fo:margin-left="0in" fo:margin-top="0.3335in" fo:margin-bottom="0in" style:contextual-spacing="false" fo:text-indent="0in" style:auto-text-indent="false"/>
      <style:text-properties officeooo:rsid="00a349fb" officeooo:paragraph-rsid="00a349fb"/>
    </style:style>
    <style:style style:name="P84"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85"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86"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87" style:family="paragraph" style:parent-style-name="Standard">
      <style:paragraph-properties fo:margin-left="0in" fo:margin-top="0.3335in" fo:margin-bottom="0in" style:contextual-spacing="false" fo:text-indent="0in" style:auto-text-indent="false"/>
      <style:text-properties officeooo:rsid="00755bf7" officeooo:paragraph-rsid="00762aaa"/>
    </style:style>
    <style:style style:name="P88" style:family="paragraph" style:parent-style-name="Standard">
      <style:paragraph-properties fo:margin-left="0in" fo:margin-top="0.3335in" fo:margin-bottom="0in" style:contextual-spacing="false" fo:text-indent="0in" style:auto-text-indent="false"/>
      <style:text-properties officeooo:rsid="00762aaa" officeooo:paragraph-rsid="00762aaa"/>
    </style:style>
    <style:style style:name="P89" style:family="paragraph" style:parent-style-name="Standard">
      <style:paragraph-properties fo:margin-left="0in" fo:margin-top="0.3335in" fo:margin-bottom="0in" style:contextual-spacing="false" fo:text-indent="0in" style:auto-text-indent="false"/>
      <style:text-properties officeooo:paragraph-rsid="00a6a7a4"/>
    </style:style>
    <style:style style:name="P90" style:family="paragraph" style:parent-style-name="Standard">
      <style:paragraph-properties fo:margin-left="0in" fo:margin-top="0.3335in" fo:margin-bottom="0in" style:contextual-spacing="false" fo:text-indent="0in" style:auto-text-indent="false"/>
      <style:text-properties officeooo:rsid="007667dc" officeooo:paragraph-rsid="007667dc"/>
    </style:style>
    <style:style style:name="P91"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92"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93" style:family="paragraph" style:parent-style-name="Standard">
      <style:paragraph-properties fo:margin-left="0in" fo:margin-top="0.3335in" fo:margin-bottom="0in" style:contextual-spacing="false" fo:text-indent="0in" style:auto-text-indent="false"/>
    </style:style>
    <style:style style:name="P94" style:family="paragraph" style:parent-style-name="Standard">
      <style:paragraph-properties fo:margin-top="0.139in" fo:margin-bottom="0.1965in" style:contextual-spacing="false"/>
    </style:style>
    <style:style style:name="P95" style:family="paragraph" style:parent-style-name="Standard">
      <style:paragraph-properties fo:margin-top="0.139in" fo:margin-bottom="0.1965in" style:contextual-spacing="false"/>
      <style:text-properties officeooo:paragraph-rsid="0071446d"/>
    </style:style>
    <style:style style:name="P96"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97" style:family="paragraph" style:parent-style-name="Text_20_body" style:list-style-name="L1"/>
    <style:style style:name="P98" style:family="paragraph" style:parent-style-name="Text_20_body" style:list-style-name="L1">
      <style:paragraph-properties fo:margin-top="0in" fo:margin-bottom="0in" style:contextual-spacing="false"/>
    </style:style>
    <style:style style:name="P99" style:family="paragraph" style:parent-style-name="Text_20_body" style:list-style-name="WWNum13">
      <style:paragraph-properties fo:margin-left="0.4925in" fo:text-indent="-0.1965in" style:auto-text-indent="false">
        <style:tab-stops>
          <style:tab-stop style:position="0in"/>
        </style:tab-stops>
      </style:paragraph-properties>
    </style:style>
    <style:style style:name="P100" style:family="paragraph" style:parent-style-name="Text_20_body" style:list-style-name="WWNum13">
      <style:paragraph-properties fo:margin-left="0.9846in" fo:margin-top="0in" fo:margin-bottom="0in" style:contextual-spacing="false" fo:text-indent="-0.1965in" style:auto-text-indent="false">
        <style:tab-stops>
          <style:tab-stop style:position="0in"/>
        </style:tab-stops>
      </style:paragraph-properties>
    </style:style>
    <style:style style:name="P101" style:family="paragraph" style:parent-style-name="Text_20_body" style:list-style-name="WWNum13">
      <style:paragraph-properties fo:margin-left="0.9846in" fo:text-indent="-0.1965in" style:auto-text-indent="false">
        <style:tab-stops>
          <style:tab-stop style:position="0in"/>
        </style:tab-stops>
      </style:paragraph-properties>
    </style:style>
    <style:style style:name="P102" style:family="paragraph" style:parent-style-name="Text_20_body" style:list-style-name="WWNum14">
      <style:paragraph-properties fo:margin-left="0.4925in" fo:margin-top="0in" fo:margin-bottom="0in" style:contextual-spacing="false" fo:text-indent="-0.1965in" style:auto-text-indent="false">
        <style:tab-stops>
          <style:tab-stop style:position="0in"/>
        </style:tab-stops>
      </style:paragraph-properties>
    </style:style>
    <style:style style:name="P103" style:family="paragraph" style:parent-style-name="Text_20_body" style:list-style-name="WWNum14">
      <style:paragraph-properties fo:margin-left="0.9846in" fo:margin-top="0in" fo:margin-bottom="0in" style:contextual-spacing="false" fo:text-indent="-0.1965in" style:auto-text-indent="false">
        <style:tab-stops>
          <style:tab-stop style:position="0in"/>
        </style:tab-stops>
      </style:paragraph-properties>
    </style:style>
    <style:style style:name="P104" style:family="paragraph" style:parent-style-name="Text_20_body" style:list-style-name="WWNum14">
      <style:paragraph-properties fo:margin-left="0.9846in" fo:text-indent="-0.1965in" style:auto-text-indent="false">
        <style:tab-stops>
          <style:tab-stop style:position="0in"/>
        </style:tab-stops>
      </style:paragraph-properties>
    </style:style>
    <style:style style:name="P105" style:family="paragraph" style:parent-style-name="Text_20_body" style:list-style-name="WWNum14">
      <style:paragraph-properties fo:margin-left="1.4772in" fo:margin-top="0in" fo:margin-bottom="0in" style:contextual-spacing="false" fo:text-indent="-0.1965in" style:auto-text-indent="false">
        <style:tab-stops>
          <style:tab-stop style:position="0in"/>
        </style:tab-stops>
      </style:paragraph-properties>
    </style:style>
    <style:style style:name="P106" style:family="paragraph" style:parent-style-name="Text_20_body" style:list-style-name="WWNum15">
      <style:paragraph-properties fo:margin-left="0.4925in" fo:text-indent="-0.1965in" style:auto-text-indent="false">
        <style:tab-stops>
          <style:tab-stop style:position="0in"/>
        </style:tab-stops>
      </style:paragraph-properties>
    </style:style>
    <style:style style:name="P107" style:family="paragraph" style:parent-style-name="Text_20_body" style:list-style-name="WWNum15">
      <style:paragraph-properties fo:margin-left="0.9846in" fo:margin-top="0in" fo:margin-bottom="0in" style:contextual-spacing="false" fo:text-indent="-0.1965in" style:auto-text-indent="false">
        <style:tab-stops>
          <style:tab-stop style:position="0in"/>
        </style:tab-stops>
      </style:paragraph-properties>
    </style:style>
    <style:style style:name="P108" style:family="paragraph" style:parent-style-name="Text_20_body" style:list-style-name="WWNum15">
      <style:paragraph-properties fo:margin-left="0.9846in" fo:text-indent="-0.1965in" style:auto-text-indent="false">
        <style:tab-stops>
          <style:tab-stop style:position="0in"/>
        </style:tab-stops>
      </style:paragraph-properties>
    </style:style>
    <style:style style:name="P109" style:family="paragraph" style:parent-style-name="Text_20_body" style:list-style-name="WWNum15">
      <style:paragraph-properties fo:margin-left="1.4772in" fo:margin-top="0in" fo:margin-bottom="0in" style:contextual-spacing="false" fo:text-indent="-0.1965in" style:auto-text-indent="false">
        <style:tab-stops>
          <style:tab-stop style:position="0in"/>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873b9" style:font-style-asian="normal" style:font-weight-asian="normal" style:font-style-complex="normal" style:font-weight-complex="normal"/>
    </style:style>
    <style:style style:name="T3" style:family="text">
      <style:text-properties fo:font-style="normal" fo:font-weight="normal" officeooo:rsid="001cbd95" style:font-style-asian="normal" style:font-weight-asian="normal" style:font-style-complex="normal" style:font-weight-complex="normal"/>
    </style:style>
    <style:style style:name="T4" style:family="text">
      <style:text-properties fo:font-style="normal" fo:font-weight="normal" officeooo:rsid="001e3796" style:font-style-asian="normal" style:font-weight-asian="normal" style:font-style-complex="normal" style:font-weight-complex="normal"/>
    </style:style>
    <style:style style:name="T5" style:family="text">
      <style:text-properties fo:font-style="normal" fo:font-weight="normal" officeooo:rsid="002c32b7" style:font-style-asian="normal" style:font-weight-asian="normal" style:font-style-complex="normal" style:font-weight-complex="normal"/>
    </style:style>
    <style:style style:name="T6" style:family="text">
      <style:text-properties fo:font-style="normal" fo:font-weight="normal" officeooo:rsid="00762aaa" style:font-style-asian="normal" style:font-weight-asian="normal" style:font-style-complex="normal" style:font-weight-complex="normal"/>
    </style:style>
    <style:style style:name="T7" style:family="text">
      <style:text-properties fo:font-style="normal" fo:font-weight="normal" officeooo:rsid="002df144" style:font-style-asian="normal" style:font-weight-asian="normal" style:font-style-complex="normal" style:font-weight-complex="normal"/>
    </style:style>
    <style:style style:name="T8" style:family="text">
      <style:text-properties fo:font-style="normal" fo:font-weight="normal" officeooo:rsid="007667dc" style:font-style-asian="normal" style:font-weight-asian="normal" style:font-style-complex="normal" style:font-weight-complex="normal"/>
    </style:style>
    <style:style style:name="T9" style:family="text">
      <style:text-properties fo:font-style="normal" fo:font-weight="normal" officeooo:rsid="0080552e" style:font-style-asian="normal" style:font-weight-asian="normal" style:font-style-complex="normal" style:font-weight-complex="normal"/>
    </style:style>
    <style:style style:name="T10" style:family="text">
      <style:text-properties fo:font-style="normal" fo:font-weight="normal" officeooo:rsid="0081acdc" style:font-style-asian="normal" style:font-weight-asian="normal" style:font-style-complex="normal" style:font-weight-complex="normal"/>
    </style:style>
    <style:style style:name="T11" style:family="text">
      <style:text-properties fo:font-style="normal" fo:font-weight="normal" officeooo:rsid="00a4411e" style:font-style-asian="normal" style:font-weight-asian="normal" style:font-style-complex="normal" style:font-weight-complex="normal"/>
    </style:style>
    <style:style style:name="T12" style:family="text">
      <style:text-properties fo:font-style="normal" fo:font-weight="normal" officeooo:rsid="00a72c78"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2f9a32" style:font-style-asian="normal" style:font-weight-asian="bold" style:font-style-complex="normal" style:font-weight-complex="bold"/>
    </style:style>
    <style:style style:name="T15" style:family="text">
      <style:text-properties fo:font-style="normal" fo:font-weight="bold" officeooo:rsid="0032a254" style:font-style-asian="normal" style:font-weight-asian="bold" style:font-style-complex="normal" style:font-weight-complex="bold"/>
    </style:style>
    <style:style style:name="T16" style:family="text">
      <style:text-properties fo:font-style="normal" fo:font-weight="bold" officeooo:rsid="00335b08" style:font-style-asian="normal" style:font-weight-asian="bold" style:font-style-complex="normal" style:font-weight-complex="bold"/>
    </style:style>
    <style:style style:name="T17" style:family="text">
      <style:text-properties fo:font-style="normal" fo:font-weight="bold" officeooo:rsid="005a7344" style:font-style-asian="normal" style:font-weight-asian="bold" style:font-style-complex="normal" style:font-weight-complex="bold"/>
    </style:style>
    <style:style style:name="T18" style:family="text">
      <style:text-properties fo:font-style="normal" style:font-style-asian="normal" style:font-style-complex="normal"/>
    </style:style>
    <style:style style:name="T19" style:family="text">
      <style:text-properties fo:font-style="normal" officeooo:rsid="002f9a32" style:font-style-asian="normal" style:font-style-complex="normal"/>
    </style:style>
    <style:style style:name="T20" style:family="text">
      <style:text-properties fo:font-style="normal" officeooo:rsid="0030c57d" style:font-style-asian="normal" style:font-style-complex="normal"/>
    </style:style>
    <style:style style:name="T21" style:family="text">
      <style:text-properties fo:font-style="normal" officeooo:rsid="0032a254" style:font-style-asian="normal" style:font-style-complex="normal"/>
    </style:style>
    <style:style style:name="T22" style:family="text">
      <style:text-properties fo:font-style="normal" officeooo:rsid="00335b08" style:font-style-asian="normal" style:font-style-complex="normal"/>
    </style:style>
    <style:style style:name="T23" style:family="text">
      <style:text-properties fo:font-weight="bold" style:font-weight-asian="bold" style:font-weight-complex="bold"/>
    </style:style>
    <style:style style:name="T24" style:family="text">
      <style:text-properties fo:font-weight="bold" officeooo:rsid="001e83e2" style:font-weight-asian="bold" style:font-weight-complex="bold"/>
    </style:style>
    <style:style style:name="T25" style:family="text">
      <style:text-properties fo:font-weight="bold" officeooo:rsid="002f0afb" style:font-weight-asian="bold" style:font-weight-complex="bold"/>
    </style:style>
    <style:style style:name="T26" style:family="text">
      <style:text-properties fo:font-weight="bold" officeooo:rsid="002f9a32" style:font-weight-asian="bold" style:font-weight-complex="bold"/>
    </style:style>
    <style:style style:name="T27" style:family="text">
      <style:text-properties fo:font-weight="bold" officeooo:rsid="00350741" style:font-weight-asian="bold" style:font-weight-complex="bold"/>
    </style:style>
    <style:style style:name="T28" style:family="text">
      <style:text-properties fo:font-weight="bold" officeooo:rsid="00200091" style:font-weight-asian="bold" style:font-weight-complex="bold"/>
    </style:style>
    <style:style style:name="T29" style:family="text">
      <style:text-properties fo:font-weight="bold" officeooo:rsid="0036e4c7" style:font-weight-asian="bold" style:font-weight-complex="bold"/>
    </style:style>
    <style:style style:name="T30" style:family="text">
      <style:text-properties fo:font-weight="bold" officeooo:rsid="003795b9" style:font-weight-asian="bold" style:font-weight-complex="bold"/>
    </style:style>
    <style:style style:name="T31" style:family="text">
      <style:text-properties fo:font-weight="bold" officeooo:rsid="00388918" style:font-weight-asian="bold" style:font-weight-complex="bold"/>
    </style:style>
    <style:style style:name="T32" style:family="text">
      <style:text-properties fo:font-weight="bold" officeooo:rsid="003911e8" style:font-weight-asian="bold" style:font-weight-complex="bold"/>
    </style:style>
    <style:style style:name="T33" style:family="text">
      <style:text-properties fo:font-weight="bold" officeooo:rsid="00391bdd" style:font-weight-asian="bold" style:font-weight-complex="bold"/>
    </style:style>
    <style:style style:name="T34" style:family="text">
      <style:text-properties fo:font-weight="bold" officeooo:rsid="0039bf0d" style:font-weight-asian="bold" style:font-weight-complex="bold"/>
    </style:style>
    <style:style style:name="T35" style:family="text">
      <style:text-properties fo:font-weight="bold" officeooo:rsid="003a2f3e" style:font-weight-asian="bold" style:font-weight-complex="bold"/>
    </style:style>
    <style:style style:name="T36" style:family="text">
      <style:text-properties fo:font-weight="bold" officeooo:rsid="003aa6c8" style:font-weight-asian="bold" style:font-weight-complex="bold"/>
    </style:style>
    <style:style style:name="T37" style:family="text">
      <style:text-properties fo:font-weight="bold" officeooo:rsid="00503355" style:font-weight-asian="bold" style:font-weight-complex="bold"/>
    </style:style>
    <style:style style:name="T38" style:family="text">
      <style:text-properties fo:font-weight="bold" officeooo:rsid="00575297" style:font-weight-asian="bold" style:font-weight-complex="bold"/>
    </style:style>
    <style:style style:name="T39" style:family="text">
      <style:text-properties fo:font-weight="bold" officeooo:rsid="005d6f48" style:font-weight-asian="bold" style:font-weight-complex="bold"/>
    </style:style>
    <style:style style:name="T40" style:family="text">
      <style:text-properties fo:font-weight="bold" officeooo:rsid="005e8459" style:font-weight-asian="bold" style:font-weight-complex="bold"/>
    </style:style>
    <style:style style:name="T41" style:family="text">
      <style:text-properties fo:font-weight="bold" officeooo:rsid="00602b0c" style:font-weight-asian="bold" style:font-weight-complex="bold"/>
    </style:style>
    <style:style style:name="T42" style:family="text">
      <style:text-properties fo:font-weight="bold" officeooo:rsid="0064f7db" style:font-weight-asian="bold" style:font-weight-complex="bold"/>
    </style:style>
    <style:style style:name="T43" style:family="text">
      <style:text-properties fo:font-weight="bold" officeooo:rsid="00683532" style:font-weight-asian="bold" style:font-weight-complex="bold"/>
    </style:style>
    <style:style style:name="T44" style:family="text">
      <style:text-properties fo:font-weight="bold" officeooo:rsid="0076d8ce" style:font-weight-asian="bold" style:font-weight-complex="bold"/>
    </style:style>
    <style:style style:name="T45" style:family="text">
      <style:text-properties fo:font-weight="bold" officeooo:rsid="0077fda8" style:font-weight-asian="bold" style:font-weight-complex="bold"/>
    </style:style>
    <style:style style:name="T46" style:family="text">
      <style:text-properties fo:font-weight="bold" officeooo:rsid="0079be29" style:font-weight-asian="bold" style:font-weight-complex="bold"/>
    </style:style>
    <style:style style:name="T47" style:family="text">
      <style:text-properties fo:font-weight="bold" officeooo:rsid="007e1fd3" style:font-weight-asian="bold" style:font-weight-complex="bold"/>
    </style:style>
    <style:style style:name="T48" style:family="text">
      <style:text-properties fo:font-weight="bold" officeooo:rsid="009477cb" style:font-weight-asian="bold" style:font-weight-complex="bold"/>
    </style:style>
    <style:style style:name="T49" style:family="text">
      <style:text-properties fo:font-weight="bold" officeooo:rsid="00975b77" style:font-weight-asian="bold" style:font-weight-complex="bold"/>
    </style:style>
    <style:style style:name="T50" style:family="text">
      <style:text-properties fo:font-weight="bold" officeooo:rsid="009c56f0" style:font-weight-asian="bold" style:font-weight-complex="bold"/>
    </style:style>
    <style:style style:name="T51" style:family="text">
      <style:text-properties fo:font-weight="bold" officeooo:rsid="00aab521" style:font-weight-asian="bold" style:font-weight-complex="bold"/>
    </style:style>
    <style:style style:name="T52" style:family="text">
      <style:text-properties fo:font-weight="bold" officeooo:rsid="00ab06ce" style:font-weight-asian="bold" style:font-weight-complex="bold"/>
    </style:style>
    <style:style style:name="T53" style:family="text">
      <style:text-properties fo:font-weight="bold" officeooo:rsid="00ac02cc" style:font-weight-asian="bold" style:font-weight-complex="bold"/>
    </style:style>
    <style:style style:name="T54" style:family="text">
      <style:text-properties fo:font-weight="bold" officeooo:rsid="00b0c090" style:font-weight-asian="bold" style:font-weight-complex="bold"/>
    </style:style>
    <style:style style:name="T55" style:family="text">
      <style:text-properties fo:font-weight="bold" officeooo:rsid="00b211fd" style:font-weight-asian="bold" style:font-weight-complex="bold"/>
    </style:style>
    <style:style style:name="T56" style:family="text">
      <style:text-properties fo:language="en" fo:country="US"/>
    </style:style>
    <style:style style:name="T57" style:family="text">
      <style:text-properties fo:language="en" fo:country="US" fo:font-weight="bold" style:font-weight-asian="bold" style:font-weight-complex="bold"/>
    </style:style>
    <style:style style:name="T58" style:family="text">
      <style:text-properties fo:language="en" fo:country="US" fo:font-style="normal" fo:font-weight="bold" officeooo:rsid="005a7344" style:font-style-asian="normal" style:font-weight-asian="bold" style:font-style-complex="normal" style:font-weight-complex="bold"/>
    </style:style>
    <style:style style:name="T59" style:family="text">
      <style:text-properties officeooo:rsid="001c7d43"/>
    </style:style>
    <style:style style:name="T60" style:family="text">
      <style:text-properties officeooo:rsid="00200091"/>
    </style:style>
    <style:style style:name="T61" style:family="text">
      <style:text-properties officeooo:rsid="0023a22a"/>
    </style:style>
    <style:style style:name="T62" style:family="text">
      <style:text-properties officeooo:rsid="002549f5"/>
    </style:style>
    <style:style style:name="T63" style:family="text">
      <style:text-properties officeooo:rsid="0025bfa7"/>
    </style:style>
    <style:style style:name="T64" style:family="text">
      <style:text-properties officeooo:rsid="002652fb"/>
    </style:style>
    <style:style style:name="T65" style:family="text">
      <style:text-properties officeooo:rsid="002936c1"/>
    </style:style>
    <style:style style:name="T66" style:family="text">
      <style:text-properties style:text-position="super 58%" fo:font-style="normal" fo:font-weight="normal" style:font-style-asian="normal" style:font-weight-asian="normal" style:font-style-complex="normal" style:font-weight-complex="normal"/>
    </style:style>
    <style:style style:name="T67" style:family="text">
      <style:text-properties style:text-underline-style="none" officeooo:rsid="002f0afb"/>
    </style:style>
    <style:style style:name="T68" style:family="text">
      <style:text-properties officeooo:rsid="002f9a32"/>
    </style:style>
    <style:style style:name="T69" style:family="text">
      <style:text-properties officeooo:rsid="00335b08"/>
    </style:style>
    <style:style style:name="T70" style:family="text">
      <style:text-properties officeooo:rsid="0039bf0d"/>
    </style:style>
    <style:style style:name="T71" style:family="text">
      <style:text-properties officeooo:rsid="003aa6c8"/>
    </style:style>
    <style:style style:name="T72" style:family="text">
      <style:text-properties officeooo:rsid="003b6165"/>
    </style:style>
    <style:style style:name="T73" style:family="text">
      <style:text-properties officeooo:rsid="003c7fab"/>
    </style:style>
    <style:style style:name="T74" style:family="text">
      <style:text-properties officeooo:rsid="003d3f62"/>
    </style:style>
    <style:style style:name="T75" style:family="text">
      <style:text-properties officeooo:rsid="003f2977"/>
    </style:style>
    <style:style style:name="T76" style:family="text">
      <style:text-properties officeooo:rsid="003f329b"/>
    </style:style>
    <style:style style:name="T77" style:family="text">
      <style:text-properties officeooo:rsid="00405840"/>
    </style:style>
    <style:style style:name="T78" style:family="text">
      <style:text-properties officeooo:rsid="0040e8ee"/>
    </style:style>
    <style:style style:name="T79" style:family="text">
      <style:text-properties officeooo:rsid="00426398"/>
    </style:style>
    <style:style style:name="T80" style:family="text">
      <style:text-properties officeooo:rsid="0043d07f"/>
    </style:style>
    <style:style style:name="T81" style:family="text">
      <style:text-properties officeooo:rsid="00445a60"/>
    </style:style>
    <style:style style:name="T82" style:family="text">
      <style:text-properties officeooo:rsid="004547e3"/>
    </style:style>
    <style:style style:name="T83" style:family="text">
      <style:text-properties officeooo:rsid="0045e59f"/>
    </style:style>
    <style:style style:name="T84" style:family="text">
      <style:text-properties officeooo:rsid="0046c436"/>
    </style:style>
    <style:style style:name="T85" style:family="text">
      <style:text-properties officeooo:rsid="0048a540"/>
    </style:style>
    <style:style style:name="T86" style:family="text">
      <style:text-properties officeooo:rsid="0049d4f5"/>
    </style:style>
    <style:style style:name="T87" style:family="text">
      <style:text-properties officeooo:rsid="0049db5a"/>
    </style:style>
    <style:style style:name="T88" style:family="text">
      <style:text-properties officeooo:rsid="004ac69d"/>
    </style:style>
    <style:style style:name="T89" style:family="text">
      <style:text-properties officeooo:rsid="004dc49d"/>
    </style:style>
    <style:style style:name="T90" style:family="text">
      <style:text-properties officeooo:rsid="006d77a4"/>
    </style:style>
    <style:style style:name="T91" style:family="text">
      <style:text-properties officeooo:rsid="0072a5a1"/>
    </style:style>
    <style:style style:name="T92" style:family="text">
      <style:text-properties officeooo:rsid="00738b31"/>
    </style:style>
    <style:style style:name="T93" style:family="text">
      <style:text-properties officeooo:rsid="0073ef49"/>
    </style:style>
    <style:style style:name="T94" style:family="text">
      <style:text-properties officeooo:rsid="007d0fa3"/>
    </style:style>
    <style:style style:name="T95" style:family="text">
      <style:text-properties officeooo:rsid="0088f65a"/>
    </style:style>
    <style:style style:name="T96" style:family="text">
      <style:text-properties officeooo:rsid="008a9041"/>
    </style:style>
    <style:style style:name="T97" style:family="text">
      <style:text-properties officeooo:rsid="008bae5a"/>
    </style:style>
    <style:style style:name="T98" style:family="text">
      <style:text-properties officeooo:rsid="008ca9f1"/>
    </style:style>
    <style:style style:name="T99" style:family="text">
      <style:text-properties officeooo:rsid="008d5a75"/>
    </style:style>
    <style:style style:name="T100" style:family="text">
      <style:text-properties officeooo:rsid="008de48b"/>
    </style:style>
    <style:style style:name="T101" style:family="text">
      <style:text-properties fo:font-weight="normal" style:font-weight-asian="normal" style:font-weight-complex="normal"/>
    </style:style>
    <style:style style:name="T102" style:family="text">
      <style:text-properties officeooo:rsid="00ac8310"/>
    </style:style>
    <style:style style:name="T103" style:family="text">
      <style:text-properties officeooo:rsid="00ae3fc3"/>
    </style:style>
    <style:style style:name="T104" style:family="text">
      <style:text-properties officeooo:rsid="00af8b8c"/>
    </style:style>
    <style:style style:name="T105" style:family="text">
      <style:text-properties officeooo:rsid="00b02b8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2" text:outline-level="1" loext:marker-style-name="T1"><text:span text:style-name="T5">Ideal:</text:span></text:h>
      <text:p text:style-name="P83" loext:marker-style-name="T1"><text:span text:style-name="T5">B</text:span><text:span text:style-name="T1">ackg</text:span><text:span text:style-name="T11">ro</text:span><text:span text:style-name="T1">und versions: 1. reality (normal blue), 2. depressed (gray), 3.(red: schizonopheria, endangered) </text:span></text:p>
      <text:p text:style-name="P84" loext:marker-style-name="T1"><text:span text:style-name="T1">Park scene:</text:span></text:p>
      <text:p text:style-name="P96" loext:marker-style-name="T1"><text:span text:style-name="Strong_20_Emphasis"><text:span text:style-name="T18">Fu</text:span></text:span><text:span text:style-name="T1">: </text:span><text:span text:style-name="Emphasis"><text:span text:style-name="T101">[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85" loext:marker-style-name="T1"><text:span text:style-name="T1"/></text:p>
      <text:p text:style-name="P86" loext:marker-style-name="T1"><text:span text:style-name="T1">Phone:Date and time according to real life.</text:span></text:p>
      <text:p text:style-name="P86" loext:marker-style-name="T1"><text:span text:style-name="T1">Flappy bird game: when dating, if pull out and play will trigger angry event, if it’s the 3</text:span><text:span text:style-name="T66">rd</text:span><text:span text:style-name="T1"> time triggering, Yuka kick you out of the game and when going back, flappy bird deleted.</text:span></text:p>
      <text:p text:style-name="P86" loext:marker-style-name="T1"><text:span text:style-name="T2">M</text:span><text:span text:style-name="T1">essaging app: time according to real life.</text:span></text:p>
      <text:p text:style-name="P87" loext:marker-style-name="T1"><text:span text:style-name="T1">Nightmares: russian roulette, </text:span><text:span text:style-name="T6">bad ending dejavu: overdose, hanging. Hostile voices: </text:span></text:p>
      <text:p text:style-name="P87" loext:marker-style-name="T1"><text:span text:style-name="T6">Voice 1(boy): “What do you do for living?”</text:span></text:p>
      <text:p text:style-name="P87" loext:marker-style-name="T1"><text:span text:style-name="T6">Voice 2(man): “Musterbate” – repeat</text:span></text:p>
      <text:p text:style-name="P88" loext:marker-style-name="T1"><text:span text:style-name="T1">Voice 3 (woman): “Sex” – repeat </text:span></text:p>
      <text:p text:style-name="P88" loext:marker-style-name="T1"><text:soft-page-break/><text:span text:style-name="T1">Voice 1: “You are a burden”</text:span></text:p>
      <text:p text:style-name="P89" loext:marker-style-name="T1"><text:span text:style-name="T6">Voice 1: “</text:span><text:span text:style-name="T12">Failure</text:span><text:span text:style-name="T6">”</text:span></text:p>
      <text:p text:style-name="P87" loext:marker-style-name="T1"><text:span text:style-name="T7"><text:s/></text:span><text:span text:style-name="T6">Voice 1: “men don’t cry”</text:span></text:p>
      <text:p text:style-name="P88" loext:marker-style-name="T1"><text:span text:style-name="T1">Voice 4: “idiot”</text:span></text:p>
      <text:p text:style-name="P88" loext:marker-style-name="T1"><text:span text:style-name="T1">Voice 1: “You will never be success in life”</text:span></text:p>
      <text:p text:style-name="P88" loext:marker-style-name="T1"><text:span text:style-name="T1">Voice 1: “Depression’?</text:span></text:p>
      <text:p text:style-name="P88" loext:marker-style-name="T1"><text:span text:style-name="T1">Voice 1: “</text:span><text:span text:style-name="T8">People dying out there every seconds” </text:span></text:p>
      <text:p text:style-name="P90" loext:marker-style-name="T1"><text:span text:style-name="T1">voice 1: “And you only think of yourself?”</text:span></text:p>
      <text:p text:style-name="P90" loext:marker-style-name="T1"><text:span text:style-name="T1">Voice 1: “You are a burden”</text:span></text:p>
      <text:p text:style-name="P90" loext:marker-style-name="T1"><text:span text:style-name="T1">Voice 1: “kill yourself” – repeat</text:span></text:p>
      <text:p text:style-name="P72">Ultimate bad end: (least happiness point):</text:p>
      <text:p text:style-name="P91" loext:marker-style-name="T1"><text:span text:style-name="T1">Fu: {Player}, it’s been a while knowing you, though you are the one pushing me to this situation but I don’t blame it on you.</text:span></text:p>
      <text:p text:style-name="P91" loext:marker-style-name="T1"><text:span text:style-name="T1">After all, I’m the one who play along with it, not choosing my own decision.</text:span></text:p>
      <text:p text:style-name="P91" loext:marker-style-name="T1"><text:span text:style-name="T1">But today I want to make a move.</text:span></text:p>
      <text:p text:style-name="P91" loext:marker-style-name="T1"><text:span text:style-name="T1">I want to end it all</text:span></text:p>
      <text:p text:style-name="P92" loext:marker-style-name="T1"><text:span text:style-name="T1">will you help me?</text:span></text:p>
      <text:p text:style-name="P92" loext:marker-style-name="T1"><text:soft-page-break/><text:span text:style-name="T1">Noose: seems good to me → bad end</text:span></text:p>
      <text:p text:style-name="P92" loext:marker-style-name="T1"><text:span text:style-name="T1">Knife: Sorry {player}, I’m scared of blood</text:span></text:p>
      <text:p text:style-name="P92" loext:marker-style-name="T1"><text:span text:style-name="T1">Jump: Sorry {player}, I’m scared of height</text:span></text:p>
      <text:p text:style-name="P92" loext:marker-style-name="T1"><text:span text:style-name="T1">pill: Thank you {player}, for letting me go without pain </text:span><text:span text:style-name="T9">→ bad end</text:span></text:p>
      <text:p text:style-name="P92" loext:marker-style-name="T1"><text:span text:style-name="T1">No: Hahahahahahahahahahahaha. Too bad, I don’t need your help anyway → </text:span><text:span text:style-name="T10">random </text:span><text:span text:style-name="T1">bad end</text:span></text:p>
      <text:p text:style-name="P92" loext:marker-style-name="T1"><text:span text:style-name="T1"/></text:p>
      <text:h text:style-name="P82" text:outline-level="1" loext:marker-style-name="T1"><text:span text:style-name="T2">Fu is mentally sick, please help him with his life, thank you</text:span></text:h>
      <text:p text:style-name="P93" loext:marker-style-name="T1"><text:span text:style-name="T3">T</text:span><text:span text:style-name="T2">he game will be the player help our mentally ill protagonist to overcome his struggle, if you choose to not help him but instead worsen his life, he'll gradually notice your existence and the game become more and more hostile to player. Good ending if choose to help him in all choices, bad ending if all worsen his life, neutral ending</text:span><text:span text:style-name="T4">s</text:span><text:span text:style-name="T2"> is either</text:span></text:p>
      <text:p text:style-name="P93" loext:marker-style-name="T1"><text:span text:style-name="T2">there will be a hidden variable to store the point that change whenever the player make a choice. base on the point will lead to different neutral endings, bad end, good end</text:span></text:p>
      <text:h text:style-name="P70" text:outline-level="1"><text:span text:style-name="Strong_20_Emphasis"/></text:h>
      <text:h text:style-name="P1" text:outline-level="1"><text:span text:style-name="Strong_20_Emphasis"><text:span text:style-name="T23">Dialogues</text:span></text:span></text:h>
      <text:p text:style-name="P66"><text:span text:style-name="Strong_20_Emphasis"><text:span text:style-name="T24">God </text:span></text:span><text:span text:style-name="Strong_20_Emphasis"><text:span text:style-name="T23">quotes:</text:span></text:span></text:p>
      <text:p text:style-name="P66"><text:span text:style-name="Strong_20_Emphasis"><text:span text:style-name="T23">"Why ask for an answer when there </text:span></text:span><text:span text:style-name="Strong_20_Emphasis"><text:span text:style-name="T55">will be neve a</text:span></text:span><text:span text:style-name="Strong_20_Emphasis"><text:span text:style-name="T23"> correct one? Many have shared their answers—some are heartfelt, others absurd. But none of that matters unless you find your own answer—the one you truly accept."</text:span></text:span></text:p>
      <text:p text:style-name="P66"><text:span text:style-name="Strong_20_Emphasis"><text:span text:style-name="T48">"To me, contrast is the ultimate form of beauty—it captures how life can be both breathtakingly beautiful and deeply sickening."</text:span></text:span></text:p>
      <text:p text:style-name="P66"><text:span text:style-name="Strong_20_Emphasis"><text:span text:style-name="T49">"There are versions of me overlapping: one is a deeply depressed,</text:span></text:span><text:span text:style-name="Strong_20_Emphasis"><text:span text:style-name="T50"> kind,</text:span></text:span><text:span text:style-name="Strong_20_Emphasis"><text:span text:style-name="T49"> empathetic soul, and the other is an arrogant, self-centered, sociopathic narcissist. The only thing they share </text:span></text:span><text:soft-page-break/><text:span text:style-name="Strong_20_Emphasis"><text:span text:style-name="T49">is an unrelenting urge to write. While having multiple perspectives enhances my writing, reading my own work often leaves me feeling sickened." </text:span></text:span></text:p>
      <text:p text:style-name="P66"><text:span text:style-name="Strong_20_Emphasis"><text:span text:style-name="T23">“</text:span></text:span><text:span text:style-name="Strong_20_Emphasis"><text:span text:style-name="T44">There is a reason why I lose hope in humanity. I’ve always interested in them because of them variety in personalities. But it’s turned out the more you are learning about them, they are all likely to become the same”</text:span></text:span></text:p>
      <text:p text:style-name="P66"><text:span text:style-name="Strong_20_Emphasis"><text:span text:style-name="T44">“I have been dissapointed so many time that I stop expect</text:span></text:span><text:span text:style-name="Strong_20_Emphasis"><text:span text:style-name="T45">ing</text:span></text:span><text:span text:style-name="Strong_20_Emphasis"><text:span text:style-name="T44"> on anyone </text:span></text:span><text:span text:style-name="Strong_20_Emphasis"><text:span text:style-name="T46">or </text:span></text:span><text:span text:style-name="Strong_20_Emphasis"><text:span text:style-name="T44">anything”</text:span></text:span></text:p>
      <text:p text:style-name="P76"><text:span text:style-name="Strong_20_Emphasis"><text:span text:style-name="T44">“When I manipulating things that I can manipulate such as exam’s mark, I saw people around me changing the way they treating me along with it. Therefore I lose hope in them”</text:span></text:span></text:p>
      <text:p text:style-name="P76"><text:span text:style-name="Strong_20_Emphasis"><text:span text:style-name="T23"><text:line-break/>"When people saw a tragic event of someone they don't know. Most of them feel sad, but after all they shall forget. Until they become that someone" </text:span></text:span></text:p>
      <text:p text:style-name="P4"><text:span text:style-name="Strong_20_Emphasis"><text:span text:style-name="T23">“Life is like a lost song, one can hear it nostalgic but don't know what the name </text:span></text:span><text:span text:style-name="Strong_20_Emphasis"><text:span text:style-name="T37">it </text:span></text:span><text:span text:style-name="Strong_20_Emphasis"><text:span text:style-name="T23">is”</text:span></text:span></text:p>
      <text:p text:style-name="P4"><text:span text:style-name="Strong_20_Emphasis"><text:span text:style-name="T23">"I don't like wearing warm clothes, if I did, I would forget how cold the world is"</text:span></text:span></text:p>
      <text:p text:style-name="P4"><text:span text:style-name="Strong_20_Emphasis"><text:span text:style-name="T23">"Human is such a subjective creature. Same words, different person, different context, different meaning."</text:span></text:span></text:p>
      <text:p text:style-name="P4" loext:marker-style-name="T23"><text:span text:style-name="Strong_20_Emphasis">“Love is like morphine—it offers temporary pleasure and soothes your pain, but without it, you're left with nothing but unbearable suffering.”</text:span></text:p>
      <text:p text:style-name="P4" loext:marker-style-name="T23"><text:span text:style-name="Strong_20_Emphasis"><text:span text:style-name="T23">“One's tragedy can become one's laughter.”</text:span></text:span></text:p>
      <text:p text:style-name="P4"><text:span text:style-name="Strong_20_Emphasis"><text:span text:style-name="T23">“Delirium: </text:span></text:span></text:p>
      <text:p text:style-name="P4"><text:span text:style-name="Strong_20_Emphasis"><text:span text:style-name="T23">originates from the Latin </text:span></text:span><text:span text:style-name="Emphasis"><text:span text:style-name="T23">delirare</text:span></text:span><text:span text:style-name="Strong_20_Emphasis"><text:span text:style-name="T23">, meaning "to go off the track" </text:span></text:span></text:p>
      <text:p text:style-name="P4"><text:span text:style-name="Strong_20_Emphasis"><text:span text:style-name="T23">metaphorically describing a state of mental derangement or confusion.”</text:span></text:span></text:p>
      <text:p text:style-name="P4"><text:span text:style-name="Strong_20_Emphasis"><text:span text:style-name="T23">"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4"><text:span text:style-name="Strong_20_Emphasis"><text:span text:style-name="T23">“</text:span></text:span><text:span text:style-name="Emphasis"><text:span text:style-name="T23">Agnosia</text:span></text:span><text:span text:style-name="Strong_20_Emphasis"><text:span text:style-name="T23"> is a neurological disorder characterized by an inability to process sensory information”<text:line-break/><text:line-break/></text:span></text:span><text:soft-page-break/><text:span text:style-name="Strong_20_Emphasis"><text:span text:style-name="T23">“</text:span></text:span><text:span text:style-name="Strong_20_Emphasis"><text:span text:style-name="T57">Dissociative identity disorder is a mental health condition where you have two or more separate personalities that control your behavior at different times”</text:span></text:span></text:p>
      <text:p text:style-name="P17"><text:span text:style-name="Emphasis">“you are one </text:span><text:span text:style-name="Emphasis"><text:span text:style-name="T60">of many reason why human society become more and more rotten”</text:span></text:span></text:p>
      <text:p text:style-name="P18"><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18"><text:span text:style-name="Emphasis">“Beauty is a positive thing, but the way people idolize it is extreme. After all, beauty depends on the beholder. Ultimately, it's just an illusion created by the brain as part of the instinct for survival.”</text:span></text:p>
      <text:p text:style-name="P19"><text:span text:style-name="Emphasis"><text:span text:style-name="T61">“My biggest regret in writing is afraid that people won’t find my story not interested, therefore I change my writing style. After finish the story, I realise it’s not my work anymore, there hardly any piece of my soul in the story.”</text:span></text:span></text:p>
      <text:p text:style-name="P19"><text:span text:style-name="Emphasis"><text:span text:style-name="T61">“Having self-doubt is far more horrible than failure.”</text:span></text:span></text:p>
      <text:p text:style-name="P19"><text:span text:style-name="Emphasis"><text:span text:style-name="T61">“I can’t seem to comprehend with happiness, I want to find the cause of it. After find out it just a kind of childhood trauma and it’s seem pretty accurate. I still contempt for happiness though acknowledging the cause of it.”</text:span></text:span></text:p>
      <text:p text:style-name="P19"><text:span text:style-name="Emphasis"><text:span text:style-name="T61">“I belive any human can be a superman of themselves. I can’t stand when people devoted their life to be a fan of the other while their potential is waitting to be cultivate.”<text:line-break/></text:span></text:span></text:p>
      <text:p text:style-name="P20"><text:span text:style-name="Emphasis"><text:span text:style-name="T62">“I respect people who do everything by themselves, they either extremely obssess with knowledge or life have pushed them to a place where they can know longer trust the others. Both way</text:span></text:span><text:span text:style-name="Emphasis"><text:span text:style-name="T63">s</text:span></text:span><text:span text:style-name="Emphasis"><text:span text:style-name="T62"> always lead to isolation.”</text:span></text:span></text:p>
      <text:p text:style-name="P21"><text:span text:style-name="Emphasis"><text:span text:style-name="T63">“I only feel alive when I pour my blood and soul into my passion. Everything I have accumulated, not a signle drop go to waste when I do everything by myself.”</text:span></text:span></text:p>
      <text:p text:style-name="P22"><text:span text:style-name="Emphasis"><text:span text:style-name="T64">“The more you know, the more you suffer”</text:span></text:span></text:p>
      <text:p text:style-name="P22"><text:span text:style-name="Emphasis"><text:span text:style-name="T64">“Don’t ever trust in human’s kindness, the more you trust, the worser you suffer from betray.”</text:span></text:span></text:p>
      <text:p text:style-name="P23"><text:span text:style-name="Emphasis"><text:span text:style-name="T65">“I used to scare of hell until I realise I’m living in one”</text:span></text:span></text:p>
      <text:p text:style-name="P23"><text:span text:style-name="Emphasis"><text:span text:style-name="T65">“You know that you just reach the lowest point of life when you realise death is </text:span></text:span><text:span text:style-name="Emphasis"><text:span text:style-name="T89">your</text:span></text:span><text:span text:style-name="Emphasis"><text:span text:style-name="T65"> only way out”</text:span></text:span></text:p>
      <text:p text:style-name="P24"><text:soft-page-break/><text:span text:style-name="Emphasis">“Reading your own writing is a strangely hilarious activity. Sometimes, I don’t even understand myself or why I wrote something, and I’ll catch myself thinking, “What the is this guy even talking about?” Maybe I’m getting stronger as time passes, or maybe a part of me is just fading away with it.”</text:span></text:p>
      <text:p text:style-name="P14"><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15"><text:span text:style-name="Emphasis">“It’s easy to know, but it’s impossible to understand. The more you try to understand, the more complex it becomes. It’s the paradox of knowledge.”</text:span></text:p>
      <text:p text:style-name="P16"><text:span text:style-name="Emphasis">"Our awareness, our sins, our malicious actions—all of them come from the forbidden fruit. People surely are creative when it comes to finding something to blame."</text:span></text:p>
      <text:p text:style-name="P61"><text:span text:style-name="Emphasis"><text:span text:style-name="T38">"I love dark humor. They say that one day, your life will flash before your eyes—so make sure it’s worth watching. But honestly, I can’t help picturing a toilet flushing. It’s both hilarious and oddly satisfying."</text:span></text:span></text:p>
      <text:p text:style-name="P63"><text:span text:style-name="Emphasis"><text:span text:style-name="T39">"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64"><text:span text:style-name="Emphasis"><text:span text:style-name="T40">"They always say that alcohol, smoking, hookers, etc., will kill you. What a bunch of hypocrites. Depression would kill me before any of that."</text:span></text:span></text:p>
      <text:p text:style-name="P65"><text:span text:style-name="Emphasis"><text:span text:style-name="T41">"They don't care about your work or your suffering while you're alive. But once you're gone, they suddenly start to value it. How ironic."</text:span></text:span></text:p>
      <text:p text:style-name="P65"><text:span text:style-name="Emphasis"><text:span text:style-name="T42">"Exposing yourself in an honest, yet twisted and ugly way, they’ll see you as a deranged individual. Expose yourself in a controlled and sympathetic way, and they’ll call it art or literature."</text:span></text:span></text:p>
      <text:p text:style-name="P65"><text:span text:style-name="Emphasis"><text:span text:style-name="T43">"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30"><text:span text:style-name="Emphasis"><text:span text:style-name="T14">If first start: </text:span></text:span><text:span text:style-name="T14"/></text:p>
      <text:p text:style-name="P11"><text:span text:style-name="Emphasis"><text:span text:style-name="T19">Black screen</text:span></text:span></text:p>
      <text:p text:style-name="P12"><text:span text:style-name="Emphasis"><text:span text:style-name="T19">Hi </text:span></text:span><text:span text:style-name="Emphasis"><text:span text:style-name="T20">Stranger</text:span></text:span></text:p>
      <text:p text:style-name="P12"><text:soft-page-break/><text:span text:style-name="Emphasis"><text:span text:style-name="T20">How should I call you</text:span></text:span><text:span text:style-name="Emphasis"><text:span text:style-name="T19">?</text:span></text:span></text:p>
      <text:p text:style-name="P59"><text:span text:style-name="Emphasis"><text:span text:style-name="T14">If God,Admin,</text:span></text:span><text:span text:style-name="Emphasis"><text:span text:style-name="T15">Fuck.Fu,Yuka,Fuyuka,name letters &lt;2,&gt;</text:span></text:span><text:span text:style-name="Emphasis"><text:span text:style-name="T16">12,A</text:span></text:span><text:span text:style-name="Emphasis"><text:span text:style-name="T22">nal,A</text:span></text:span>nus,<text:span text:style-name="T69">A</text:span>rse,<text:span text:style-name="T69">A</text:span>ss,<text:span text:style-name="T69">B</text:span>allsack,<text:span text:style-name="T69">B</text:span>alls,<text:span text:style-name="T69">B</text:span>astard,<text:span text:style-name="T69">B</text:span>itch,<text:span text:style-name="T69">B</text:span>iatch,<text:span text:style-name="T69">B</text:span>loody,<text:span text:style-name="T69">B</text:span>lowjob,<text:span text:style-name="T69">B</text:span>ollock,<text:span text:style-name="T69">B</text:span>ollok,<text:span text:style-name="T69">B</text:span>oner,<text:span text:style-name="T69">B</text:span>oob,<text:span text:style-name="T69">B</text:span>ugger,<text:span text:style-name="T69">B</text:span>um,<text:span text:style-name="T69">B</text:span>utt,<text:span text:style-name="T69">B</text:span>uttplug,<text:span text:style-name="T69">B</text:span>litoris,<text:span text:style-name="T69">B</text:span>ock,<text:span text:style-name="T69">C</text:span>oon,<text:span text:style-name="T69">C</text:span>rap,<text:span text:style-name="T69">C</text:span>unt,<text:span text:style-name="T69">D</text:span>amn,<text:span text:style-name="T69">D</text:span>ick,<text:span text:style-name="T69">D</text:span>ildo,<text:span text:style-name="T69">D</text:span>yke,<text:span text:style-name="T69">F</text:span>ag,<text:span text:style-name="T69">F</text:span>eck,<text:span text:style-name="T69">F</text:span>ellate,<text:span text:style-name="T69">F</text:span>ellatio,<text:span text:style-name="T69">F</text:span>elching,<text:span text:style-name="T69">F</text:span>uck,<text:span text:style-name="T69">F</text:span>udgepacker,<text:span text:style-name="T69">F</text:span>lange,Goddamn,<text:span text:style-name="T69">H</text:span>omo,<text:span text:style-name="T69">J</text:span>erk,<text:span text:style-name="T69">J</text:span>izz,<text:span text:style-name="T69">K</text:span>nobend,<text:span text:style-name="T69">L</text:span>abia,<text:span text:style-name="T69">L</text:span>mao,<text:span text:style-name="T69">L</text:span>mfao,<text:span text:style-name="T69">M</text:span>uff,<text:span text:style-name="T69">N</text:span>igger,<text:span text:style-name="T69">N</text:span>igga,<text:span text:style-name="T69">O</text:span>mg,<text:span text:style-name="T69">P</text:span>enis,<text:span text:style-name="T69">P</text:span>iss,<text:span text:style-name="T69">P</text:span>oop,<text:span text:style-name="T69">P</text:span>rick,<text:span text:style-name="T69">P</text:span>ube,<text:span text:style-name="T69">P</text:span>ussy,<text:span text:style-name="T69">Q</text:span>ueer,<text:span text:style-name="T69">S</text:span>crotum,<text:span text:style-name="T69">S</text:span>ex,<text:span text:style-name="T69">S</text:span>hit,<text:span text:style-name="T69">S</text:span>lut,<text:span text:style-name="T69">S</text:span>megma,<text:span text:style-name="T69">S</text:span>punk,<text:span text:style-name="T69">T</text:span>it,<text:span text:style-name="T69">T</text:span>osser,<text:span text:style-name="T69">T</text:span>urd,<text:span text:style-name="T69">T</text:span>wat,<text:span text:style-name="T69">V</text:span>agina,<text:span text:style-name="T69">W</text:span>ank,<text:span text:style-name="T69">W</text:span>hore,<text:span text:style-name="T69">W</text:span>tf,<text:span text:style-name="T69">Faggot</text:span></text:p>
      <text:p text:style-name="P13"><text:span text:style-name="Emphasis"><text:span text:style-name="T22"/></text:span></text:p>
      <text:p text:style-name="P62"><text:span text:style-name="Emphasis"><text:span text:style-name="T14">-&gt;</text:span></text:span><text:span text:style-name="Emphasis"><text:span text:style-name="T15">Naming is very important, it can last for an entire life, </text:span></text:span><text:span text:style-name="Emphasis"><text:span text:style-name="T17">it might not affect one’s life, but it could affect with their </text:span></text:span><text:bookmark text:name="tw-target-text Copy 1"/><text:span text:style-name="Emphasis"><text:span text:style-name="T58">experience.</text:span></text:span><text:span text:style-name="Emphasis"><text:span text:style-name="T15"> </text:span></text:span><text:span text:style-name="Emphasis"><text:span text:style-name="T17">A</text:span></text:span><text:span text:style-name="Emphasis"><text:span text:style-name="T15">re you sure </text:span></text:span><text:span text:style-name="Emphasis"><text:span text:style-name="T17">that you want to be remembered as {player}</text:span></text:span><text:span text:style-name="Emphasis"><text:span text:style-name="T15">?</text:span></text:span></text:p>
      <text:p text:style-name="P12"><text:span text:style-name="Emphasis"><text:span text:style-name="T21">Yes: continue to the game. No: </text:span></text:span><text:span text:style-name="Emphasis"><text:span text:style-name="T20">How should I call you</text:span></text:span><text:span text:style-name="Emphasis"><text:span text:style-name="T19">?</text:span></text:span></text:p>
      <text:p text:style-name="P4"><text:span text:style-name="Strong_20_Emphasis"><text:span text:style-name="T23"/></text:span></text:p>
      <text:p text:style-name="P31"><text:span text:style-name="Strong_20_Emphasis"><text:span text:style-name="T27">New game:</text:span></text:span></text:p>
      <text:p text:style-name="P25"><text:span text:style-name="Strong_20_Emphasis"><text:span text:style-name="T24">Black screen: </text:span></text:span></text:p>
      <text:p text:style-name="P27"><text:span text:style-name="Strong_20_Emphasis"><text:span text:style-name="T25">First time playing:</text:span></text:span></text:p>
      <text:p text:style-name="P25">Good <text:span text:style-name="T60">(</text:span>morning/afternoon/evening<text:span text:style-name="T60">)</text:span>, {player}, <text:s/><text:span text:style-name="T67">Do you hate humanity?</text:span></text:p>
      <text:p text:style-name="P26">Yes:</text:p>
      <text:p text:style-name="P26">Great!, you came to the right place, here you can ruining one’s life without getting any consequence!. </text:p>
      <text:p text:style-name="P26">Have Fun!</text:p>
      <text:p text:style-name="P26">No:</text:p>
      <text:p text:style-name="P26">Great!, you came to the right place, here you can help one’s <text:span text:style-name="T68">messed up </text:span>life become better. </text:p>
      <text:p text:style-name="P28">Have Fun!</text:p>
      <text:p text:style-name="P29"><text:span text:style-name="Strong_20_Emphasis"><text:span text:style-name="T26">Not f</text:span></text:span><text:span text:style-name="Strong_20_Emphasis"><text:span text:style-name="T25">irst time playing:</text:span></text:span></text:p>
      <text:p text:style-name="P36"><text:span text:style-name="Strong_20_Emphasis"><text:span text:style-name="T34">if badend=0,happyend=0,trueend=0</text:span></text:span></text:p>
      <text:p text:style-name="P36"><text:soft-page-break/><text:span text:style-name="Strong_20_Emphasis"><text:span text:style-name="T34">why out of </text:span></text:span><text:span text:style-name="Strong_20_Emphasis"><text:span text:style-name="T35">the</text:span></text:span><text:span text:style-name="Strong_20_Emphasis"><text:span text:style-name="T34"> sudden? {player}, </text:span></text:span><text:span text:style-name="Strong_20_Emphasis"><text:span text:style-name="T35">already regret your choices? Or perhap you forget to save the game?</text:span></text:span><text:span text:style-name="Strong_20_Emphasis"><text:span text:style-name="T34"> </text:span></text:span><text:span text:style-name="Strong_20_Emphasis"><text:span text:style-name="T35">Or worser...Did you missclick???</text:span></text:span></text:p>
      <text:p text:style-name="P38"><text:span text:style-name="Strong_20_Emphasis"><text:span text:style-name="T35">are you actually want to start a new game?</text:span></text:span></text:p>
      <text:p text:style-name="P38"><text:span text:style-name="Strong_20_Emphasis"><text:span text:style-name="T35">Yes: continue</text:span></text:span></text:p>
      <text:p text:style-name="P38"><text:span text:style-name="Strong_20_Emphasis"><text:span text:style-name="T35">No: bring back to menu</text:span></text:span></text:p>
      <text:p text:style-name="P32"><text:span text:style-name="Strong_20_Emphasis"><text:span text:style-name="T29">if badend = 1,happyend = 0,</text:span></text:span><text:span text:style-name="Strong_20_Emphasis"><text:span text:style-name="T33">trueend =0</text:span></text:span></text:p>
      <text:p text:style-name="P31"><text:span text:style-name="Strong_20_Emphasis"><text:span text:style-name="T27">Good </text:span></text:span><text:span text:style-name="Strong_20_Emphasis"><text:span text:style-name="T28">(</text:span></text:span><text:span text:style-name="Strong_20_Emphasis"><text:span text:style-name="T27">morning/afternoon/evening</text:span></text:span><text:span text:style-name="Strong_20_Emphasis"><text:span text:style-name="T28">)</text:span></text:span><text:span text:style-name="Strong_20_Emphasis"><text:span text:style-name="T27">, {player}</text:span></text:span></text:p>
      <text:p text:style-name="P31"><text:span text:style-name="Strong_20_Emphasis"><text:span text:style-name="T27">Did you enjoy your decisions outcome?</text:span></text:span></text:p>
      <text:p text:style-name="P31"><text:span text:style-name="Strong_20_Emphasis"><text:span text:style-name="T27">Yes: </text:span></text:span><text:span text:style-name="Strong_20_Emphasis"><text:span text:style-name="T25">Great!, </text:span></text:span><text:span text:style-name="Strong_20_Emphasis"><text:span text:style-name="T29">it’s always fun messing up people life, isn’t it?, perhap you want to enjoy torturing Fu more? </text:span></text:span></text:p>
      <text:p text:style-name="P35"><text:span text:style-name="Strong_20_Emphasis"><text:span text:style-name="T29">Have fun!</text:span></text:span></text:p>
      <text:p text:style-name="P31"><text:span text:style-name="Strong_20_Emphasis"><text:span text:style-name="T27">No: </text:span></text:span><text:span text:style-name="Strong_20_Emphasis"><text:span text:style-name="T25">Great!, </text:span></text:span><text:span text:style-name="Strong_20_Emphasis"><text:span text:style-name="T27">you can always start again, it’s just a game after all, there </text:span></text:span><text:span text:style-name="Strong_20_Emphasis"><text:span text:style-name="T29">will be</text:span></text:span><text:span text:style-name="Strong_20_Emphasis"><text:span text:style-name="T27"> no consequences!.</text:span></text:span></text:p>
      <text:p text:style-name="P35"><text:span text:style-name="Strong_20_Emphasis"><text:span text:style-name="T29">Have fun!</text:span></text:span></text:p>
      <text:p text:style-name="P32"><text:span text:style-name="Strong_20_Emphasis"><text:span text:style-name="T29">If happy end = 1,badend =0,</text:span></text:span><text:span text:style-name="Strong_20_Emphasis"><text:span text:style-name="T33">trueend =0</text:span></text:span></text:p>
      <text:p text:style-name="P32"><text:span text:style-name="Strong_20_Emphasis"><text:span text:style-name="T27">Good </text:span></text:span><text:span text:style-name="Strong_20_Emphasis"><text:span text:style-name="T28">(</text:span></text:span><text:span text:style-name="Strong_20_Emphasis"><text:span text:style-name="T27">morning/afternoon/evening</text:span></text:span><text:span text:style-name="Strong_20_Emphasis"><text:span text:style-name="T28">)</text:span></text:span><text:span text:style-name="Strong_20_Emphasis"><text:span text:style-name="T27">, {player}</text:span></text:span></text:p>
      <text:p text:style-name="P32"><text:span text:style-name="Strong_20_Emphasis"><text:span text:style-name="T27">Did you enjoy your decisions outcome?</text:span></text:span></text:p>
      <text:p text:style-name="P32"><text:span text:style-name="Strong_20_Emphasis"><text:span text:style-name="T27">Yes: </text:span></text:span><text:span text:style-name="Strong_20_Emphasis"><text:span text:style-name="T25">Great!, </text:span></text:span><text:span text:style-name="Strong_20_Emphasis"><text:span text:style-name="T29">it’s always fun helping people , isn’t it?, perhap you want to enjoy helping Fu more? </text:span></text:span></text:p>
      <text:p text:style-name="P33"><text:span text:style-name="Strong_20_Emphasis"><text:span text:style-name="T27">No: </text:span></text:span><text:span text:style-name="Strong_20_Emphasis"><text:span text:style-name="T25">Great!, </text:span></text:span><text:span text:style-name="Strong_20_Emphasis"><text:span text:style-name="T27">you can always start again </text:span></text:span><text:span text:style-name="Strong_20_Emphasis"><text:span text:style-name="T29">to explore different part of the game, </text:span></text:span><text:span text:style-name="Strong_20_Emphasis"><text:span text:style-name="T27">there </text:span></text:span><text:span text:style-name="Strong_20_Emphasis"><text:span text:style-name="T29">will be</text:span></text:span><text:span text:style-name="Strong_20_Emphasis"><text:span text:style-name="T27"> no consequences! </text:span></text:span><text:span text:style-name="Strong_20_Emphasis"><text:span text:style-name="T30">After all, it’s just a game</text:span></text:span><text:span text:style-name="Strong_20_Emphasis"><text:span text:style-name="T27">.</text:span></text:span></text:p>
      <text:p text:style-name="P33"><text:span text:style-name="Strong_20_Emphasis"><text:span text:style-name="T29">If happy end = 1,badend =</text:span></text:span><text:span text:style-name="Strong_20_Emphasis"><text:span text:style-name="T30">1, </text:span></text:span><text:span text:style-name="Strong_20_Emphasis"><text:span text:style-name="T33">trueend=0</text:span></text:span></text:p>
      <text:p text:style-name="P33"><text:span text:style-name="Strong_20_Emphasis"><text:span text:style-name="T30">Interesting {player}, don’t you have any better things to do?.</text:span></text:span></text:p>
      <text:p text:style-name="P33"><text:span text:style-name="Strong_20_Emphasis"><text:span text:style-name="T30">life is a game with infinite choices itself. </text:span></text:span></text:p>
      <text:p text:style-name="P33"><text:soft-page-break/><text:span text:style-name="Strong_20_Emphasis"><text:span text:style-name="T30">you should considerate entertain yourself with various kind of media since we have very limited time to live. </text:span></text:span></text:p>
      <text:p text:style-name="P33"><text:span text:style-name="Strong_20_Emphasis"><text:span text:style-name="T30">Don’t </text:span></text:span><text:span text:style-name="Strong_20_Emphasis"><text:span text:style-name="T31">let</text:span></text:span><text:span text:style-name="Strong_20_Emphasis"><text:span text:style-name="T30"> other </text:span></text:span><text:span text:style-name="Strong_20_Emphasis"><text:span text:style-name="T31">decide or limit your own decision</text:span></text:span><text:span text:style-name="Strong_20_Emphasis"><text:span text:style-name="T30"> or you will ended up being a game character just like Fu.</text:span></text:span></text:p>
      <text:p text:style-name="P38"><text:span text:style-name="Strong_20_Emphasis"><text:span text:style-name="T35">Fu: you know that I’m based on you in real life? The only different is I have Yuka and you are not</text:span></text:span></text:p>
      <text:p text:style-name="P38"><text:span text:style-name="Strong_20_Emphasis"><text:span text:style-name="T35">...</text:span></text:span></text:p>
      <text:p text:style-name="P34"><text:span text:style-name="Strong_20_Emphasis"><text:span text:style-name="T31">What? You actually just want to play the game again?</text:span></text:span></text:p>
      <text:p text:style-name="P38"><text:span text:style-name="Strong_20_Emphasis"><text:span text:style-name="T32">I understand, but don’t be </text:span></text:span><text:span text:style-name="Strong_20_Emphasis"><text:span text:style-name="T35">too</text:span></text:span><text:span text:style-name="Strong_20_Emphasis"><text:span text:style-name="T32"> obssess with the game.</text:span></text:span></text:p>
      <text:p text:style-name="P38"><text:span text:style-name="Strong_20_Emphasis"><text:span text:style-name="T32">If you </text:span></text:span><text:span text:style-name="Strong_20_Emphasis"><text:span text:style-name="T33">want to talk with me in person</text:span></text:span><text:span text:style-name="Strong_20_Emphasis"><text:span text:style-name="T32">, perhap joining </text:span></text:span><text:span text:style-name="Strong_20_Emphasis"><text:span text:style-name="T51">my</text:span></text:span><text:span text:style-name="Strong_20_Emphasis"><text:span text:style-name="T32"> discord, I’m all ear to hear your story. </text:span></text:span><text:span text:style-name="Strong_20_Emphasis"><text:span text:style-name="T33">(Set trueend =1)</text:span></text:span></text:p>
      <text:p text:style-name="P35"><text:span text:style-name="Strong_20_Emphasis"><text:span text:style-name="T29">If happy end = 1,badend =</text:span></text:span><text:span text:style-name="Strong_20_Emphasis"><text:span text:style-name="T30">1, </text:span></text:span><text:span text:style-name="Strong_20_Emphasis"><text:span text:style-name="T33">trueend=1</text:span></text:span></text:p>
      <text:p text:style-name="P35"><text:span text:style-name="Strong_20_Emphasis"><text:span text:style-name="T29">Have fun</text:span></text:span><text:span text:style-name="Strong_20_Emphasis"><text:span text:style-name="T30">!</text:span></text:span></text:p>
      <text:p text:style-name="P39"><text:span text:style-name="Strong_20_Emphasis"><text:span text:style-name="T36">Game:</text:span></text:span></text:p>
      <text:p text:style-name="P39"><text:span text:style-name="Strong_20_Emphasis"><text:span text:style-name="T36">Day 1: </text:span></text:span></text:p>
      <text:p text:style-name="P71"><text:span text:style-name="Strong_20_Emphasis"><text:span text:style-name="T47">(If first time playing → nightmare scene)</text:span></text:span></text:p>
      <text:p text:style-name="P9"><text:span text:style-name="Strong_20_Emphasis">Choices:</text:span></text:p>
      <text:list text:style-name="L1">
        <text:list-item>
          <text:p text:style-name="P98">Take the medication</text:p>
        </text:list-item>
        <text:list-item>
          <text:p text:style-name="P97">Don’t take the medication</text:p>
        </text:list-item>
      </text:list>
      <text:h text:style-name="P6" text:outline-level="2"><text:span text:style-name="Strong_20_Emphasis"/></text:h>
      <text:h text:style-name="P6" text:outline-level="2"><text:span text:style-name="Strong_20_Emphasis"><text:span text:style-name="T59">Take</text:span></text:span><text:span text:style-name="Strong_20_Emphasis">:</text:span></text:h>
      <text:p text:style-name="P37"><text:span text:style-name="Strong_20_Emphasis">“</text:span><text:span text:style-name="Strong_20_Emphasis"><text:span text:style-name="T59">gulp* screen comeback to normal but gray </text:span></text:span></text:p>
      <text:p text:style-name="P37"><text:span text:style-name="Strong_20_Emphasis">Every day is the same—waking up with excruciating headaches and extreme nausea. Recently, things have got worse. The space around feels distorted, warped, and the voices are becoming more frequent.</text:span></text:p>
      <text:h text:style-name="P8" text:outline-level="2"><text:soft-page-break/><text:span text:style-name="Strong_20_Emphasis"><text:span text:style-name="T59">Don’t take</text:span></text:span><text:span text:style-name="Strong_20_Emphasis">:</text:span></text:h>
      <text:p text:style-name="Text_20_body">“<text:span text:style-name="T59">gulp* screen comeback to normal but gray </text:span></text:p>
      <text:p text:style-name="P60"><text:span text:style-name="T59">What </text:span><text:span text:style-name="T70">were you</text:span><text:span text:style-name="T59"> thinking </text:span><text:span text:style-name="T70">Fu</text:span><text:span text:style-name="T59">, </text:span><text:span text:style-name="T70">you</text:span><text:span text:style-name="T59"> have to take medicine to live properly, there is no choices</text:span></text:p>
      <text:p text:style-name="P41">Every day is the same—waking up with excruciating headaches and extreme nausea. </text:p>
      <text:p text:style-name="P78"><text:span text:style-name="Strong_20_Emphasis"/></text:p>
      <text:p text:style-name="P40"><text:span text:style-name="Strong_20_Emphasis"><text:span text:style-name="T71">Not first time playing</text:span></text:span></text:p>
      <text:p text:style-name="P41">Recently, things have gotten worse. The space around feels distorted, warped, and the voices are becoming more frequent.</text:p>
      <text:p text:style-name="P10"><text:span text:style-name="Strong_20_Emphasis"><text:span text:style-name="T23"/></text:span></text:p>
      <text:p text:style-name="P77"><text:span text:style-name="Strong_20_Emphasis"><text:span text:style-name="T52">*phone ringing*</text:span></text:span></text:p>
      <text:p text:style-name="P77"><text:span text:style-name="Strong_20_Emphasis"><text:span text:style-name="T52">pick up, see missed calls and texts fromYuka</text:span></text:span></text:p>
      <text:p text:style-name="P77"><text:span text:style-name="Strong_20_Emphasis"><text:span text:style-name="T52">Fu: </text:span></text:span><text:span text:style-name="Strong_20_Emphasis"><text:span text:style-name="T53">Urggh...</text:span></text:span></text:p>
      <text:p text:style-name="P4"><text:span text:style-name="Strong_20_Emphasis">Scene 2: Yuka</text:span></text:p>
      <text:p text:style-name="P4"><text:span text:style-name="Strong_20_Emphasis">(door open sound)</text:span></text:p>
      <text:p text:style-name="P4"><text:span text:style-name="Strong_20_Emphasis">Yuka is sitting infront of Fu house, look like she’s sleeping</text:span></text:p>
      <text:p text:style-name="P4"><text:span text:style-name="Strong_20_Emphasis">Y</text:span><text:span text:style-name="Strong_20_Emphasis"><text:span text:style-name="Emphasis">(Yuka stirs, her long black hair softly framing her face as she opens her eyes. A faint blush colors her cheeks when she notices Fu watching her sleep.)</text:span></text:span></text:p>
      <text:p text:style-name="Text_20_body"><text:span text:style-name="Strong_20_Emphasis">Yuka</text:span>: "Mou, what took you so long? We have school today! Are you planning to make us late again?"</text:p>
      <text:p text:style-name="Text_20_body"><text:line-break/><text:span text:style-name="Strong_20_Emphasis">Fu (thinking)</text:span>: <text:span text:style-name="Emphasis">This is Yuka, my childhood friend. It's a long story how I became friends with her... (cue flashback sequence)</text:span></text:p>
      <text:p text:style-name="Text_20_body"><text:line-break/><text:span text:style-name="Strong_20_Emphasis">Yuka</text:span>: "Fu! Are you even listening? You look so pale—are you okay?"</text:p>
      <text:p text:style-name="Text_20_body"><text:line-break/><text:span text:style-name="Strong_20_Emphasis">Fu</text:span>: "Woman! You shouldn't interrupt someone's flashback like that."</text:p>
      <text:p text:style-name="Text_20_body"><text:line-break/><text:span text:style-name="Strong_20_Emphasis">Yuka</text:span><text:span text:style-name="Strong_20_Emphasis"><text:span text:style-name="T102">(angry)</text:span></text:span>: "I am NOT 'woman'! I’m Yuka!"</text:p>
      <text:p text:style-name="P80"><text:soft-page-break/><text:line-break/><text:span text:style-name="Strong_20_Emphasis">Fu</text:span>: "<text:span text:style-name="T103">I</text:span><text:span text:style-name="T102">s there suppose to be a</text:span> difference?"</text:p>
      <text:p text:style-name="P80"><text:line-break/><text:span text:style-name="Strong_20_Emphasis">Yuka</text:span><text:span text:style-name="Strong_20_Emphasis"><text:span text:style-name="T104">(angry grin)</text:span></text:span>: "The difference is that I have a name, <text:span text:style-name="T104">stupid Fu</text:span>"</text:p>
      <text:p text:style-name="P80"/>
      <text:p text:style-name="P81">Fu (thinking); how dare she call me stupid again</text:p>
      <text:p text:style-name="P81">Fu: You should have wake me up earlier</text:p>
      <text:p text:style-name="P79"><text:span text:style-name="Strong_20_Emphasis">Yuka (</text:span><text:span text:style-name="Strong_20_Emphasis"><text:span text:style-name="T105">Shock</text:span></text:span><text:span text:style-name="Strong_20_Emphasis">):</text:span><text:span text:style-name="Strong_20_Emphasis"><text:span text:style-name="T105">I did call you early many times </text:span></text:span><text:span text:style-name="Strong_20_Emphasis">Fu. </text:span></text:p>
      <text:p text:style-name="P79"><text:span text:style-name="Strong_20_Emphasis"><text:span text:style-name="T105">Yuka (Angry): Ahh, Fu!, </text:span></text:span><text:span text:style-name="Strong_20_Emphasis">you have always been like th</text:span><text:span text:style-name="Strong_20_Emphasis"><text:span text:style-name="T72">is,</text:span></text:span><text:span text:style-name="Strong_20_Emphasis"> </text:span><text:span text:style-name="Strong_20_Emphasis"><text:span text:style-name="T72">wonder why</text:span></text:span><text:span text:style-name="Strong_20_Emphasis"> we failed get</text:span><text:span text:style-name="Strong_20_Emphasis"><text:span text:style-name="T72">ting</text:span></text:span><text:span text:style-name="Strong_20_Emphasis"> into a </text:span><text:span text:style-name="Strong_20_Emphasis"><text:span text:style-name="T72">decent</text:span></text:span><text:span text:style-name="Strong_20_Emphasis"> highschool</text:span></text:p>
      <text:p text:style-name="P42"><text:span text:style-name="Strong_20_Emphasis">Fu: “</text:span><text:span text:style-name="Strong_20_Emphasis"><text:span text:style-name="T72">Whatever!, I don’t </text:span></text:span><text:span text:style-name="Strong_20_Emphasis"><text:span text:style-name="T73">belive in </text:span></text:span><text:span text:style-name="Strong_20_Emphasis"><text:span text:style-name="T72">school anyway”</text:span></text:span></text:p>
      <text:p text:style-name="P43"><text:span text:style-name="Strong_20_Emphasis"><text:span text:style-name="T73">Yuka (concern)</text:span></text:span></text:p>
      <text:p text:style-name="P44"><text:span text:style-name="Strong_20_Emphasis"><text:span text:style-name="T74">Fu: “Parents only bring us to school </text:span></text:span><text:span text:style-name="Strong_20_Emphasis"><text:span text:style-name="T75">just to get rid of us</text:span></text:span><text:span text:style-name="Strong_20_Emphasis"><text:span text:style-name="T74">”</text:span></text:span></text:p>
      <text:p text:style-name="P42"><text:span text:style-name="Strong_20_Emphasis"><text:span text:style-name="T72">Fu: “</text:span></text:span><text:span text:style-name="Strong_20_Emphasis"><text:span text:style-name="T75">The school doesn’t give a **** about us either, they only care about money</text:span></text:span><text:span text:style-name="Strong_20_Emphasis"><text:span text:style-name="T72">”</text:span></text:span></text:p>
      <text:p text:style-name="P45"><text:span text:style-name="Strong_20_Emphasis"><text:span text:style-name="T75">Yuka: Fu…</text:span></text:span></text:p>
      <text:p text:style-name="P45"><text:span text:style-name="Strong_20_Emphasis"><text:span text:style-name="T75">Fu: “The only good things about is to teach us how to be socialble, but I can’t keep a conversation with a person without punching them in the face, it’s like talking to filthy pigs”</text:span></text:span></text:p>
      <text:p text:style-name="P45"><text:span text:style-name="Strong_20_Emphasis"><text:span text:style-name="T75">Yuka(angry): Fu!, Listen to me</text:span></text:span></text:p>
      <text:p text:style-name="P45"><text:span text:style-name="Strong_20_Emphasis"><text:span text:style-name="T75">choice:</text:span></text:span></text:p>
      <text:p text:style-name="P45"><text:span text:style-name="Strong_20_Emphasis"><text:span text:style-name="T75">Calm down</text:span></text:span><text:span text:style-name="Strong_20_Emphasis"><text:span text:style-name="T76">(</text:span></text:span><text:span text:style-name="Strong_20_Emphasis"><text:span text:style-name="T77">+1)</text:span></text:span><text:span text:style-name="Strong_20_Emphasis"><text:span text:style-name="T75">:</text:span></text:span></text:p>
      <text:p text:style-name="P46"><text:span text:style-name="Strong_20_Emphasis"><text:span text:style-name="T76">Fu:...</text:span></text:span></text:p>
      <text:p text:style-name="P46"><text:span text:style-name="Strong_20_Emphasis"><text:span text:style-name="T76">Yuka(concern): Why are you only considerate the negative things?</text:span></text:span></text:p>
      <text:p text:style-name="P46"><text:span text:style-name="Strong_20_Emphasis"><text:span text:style-name="T76">Yuka(angry): Don’t deceive yourself like that. You know that your parents don’t get to go to school and they regret it. </text:span></text:span></text:p>
      <text:p text:style-name="P46"><text:span text:style-name="Strong_20_Emphasis"><text:span text:style-name="T76">Yuka(smile): But you are their hope, they sacrifice themselves for your happiness. </text:span></text:span></text:p>
      <text:p text:style-name="P46"><text:soft-page-break/><text:span text:style-name="Strong_20_Emphasis"><text:span text:style-name="T76">Yuka(concern smile): and for the school, they might don’t care about us but they still create a safe environment for us to develop independently.</text:span></text:span></text:p>
      <text:p text:style-name="P46"><text:span text:style-name="Strong_20_Emphasis"><text:span text:style-name="T76">Yuka(eyes closed smile):</text:span></text:span><text:span text:style-name="Strong_20_Emphasis"><text:span text:style-name="T90">Fu..,</text:span></text:span><text:span text:style-name="Strong_20_Emphasis"><text:span text:style-name="T76"> Life is full of dilemma, but instead of stay at home for the whole life, it’s better to go to school right?</text:span></text:span></text:p>
      <text:p text:style-name="P46"><text:span text:style-name="Strong_20_Emphasis"><text:span text:style-name="T76">Fu: Right…</text:span></text:span></text:p>
      <text:p text:style-name="P47"><text:span text:style-name="Strong_20_Emphasis"><text:span text:style-name="T76">Yuka(grin): beside that, </text:span></text:span><text:span text:style-name="Strong_20_Emphasis"><text:span text:style-name="T77">even though you barely have anyfriend, you still have me, your beautiful childhood friend!</text:span></text:span></text:p>
      <text:p text:style-name="P47"><text:span text:style-name="Strong_20_Emphasis"><text:span text:style-name="T77">Yuka(wink smile): and I can help you overcome your angry issue</text:span></text:span></text:p>
      <text:p text:style-name="P47"><text:span text:style-name="Strong_20_Emphasis"><text:span text:style-name="T77">Fu(thinking): this girl, calling herself beautiful, just how confident she is?, I don’t think my disease can be summarize with such a term like angry issue</text:span></text:span></text:p>
      <text:p text:style-name="P47"><text:span text:style-name="Strong_20_Emphasis"><text:span text:style-name="T77">Yuka(angry): mou, you can’t just leave me winking like this, say something Fu!</text:span></text:span></text:p>
      <text:p text:style-name="P48"><text:span text:style-name="Strong_20_Emphasis"><text:span text:style-name="T77">Fu: </text:span></text:span><text:span text:style-name="Strong_20_Emphasis">Thank you, I guess.</text:span></text:p>
      <text:p text:style-name="P48"><text:span text:style-name="Strong_20_Emphasis"><text:span text:style-name="T78">Fu:</text:span></text:span><text:span text:style-name="Strong_20_Emphasis"> Besides that, even though being friends with a beautiful childhood friend like Yuka here is a dilemma, it’s better than having no friends at all.</text:span></text:p>
      <text:p text:style-name="P48"><text:span text:style-name="Strong_20_Emphasis">Yuka</text:span><text:span text:style-name="Strong_20_Emphasis"><text:span text:style-name="T78">(blush)</text:span></text:span><text:span text:style-name="Strong_20_Emphasis">: “You’re a fool, Fu”.</text:span></text:p>
      <text:p text:style-name="P48"><text:span text:style-name="Strong_20_Emphasis"><text:span text:style-name="T78">Yuka</text:span></text:span><text:span text:style-name="Strong_20_Emphasis">(grin </text:span><text:span text:style-name="Strong_20_Emphasis"><text:span text:style-name="T78">blush</text:span></text:span><text:span text:style-name="Strong_20_Emphasis">): But... I can’t imagine </text:span><text:span text:style-name="Strong_20_Emphasis"><text:span text:style-name="T78">a </text:span></text:span><text:span text:style-name="Strong_20_Emphasis">life without you”</text:span></text:p>
      <text:p text:style-name="P4"><text:span text:style-name="Strong_20_Emphasis">Fu (Thinking): </text:span><text:span text:style-name="Strong_20_Emphasis"><text:span text:style-name="T78">Can’t understand if she’s smart or not but her words is worth to take in considerate</text:span></text:span><text:span text:style-name="Strong_20_Emphasis">.</text:span></text:p>
      <text:p text:style-name="P48"><text:span text:style-name="Strong_20_Emphasis"><text:span text:style-name="T78">Yuka(concern blush): idiot Fu, <text:s/>stop pondering too much, let’s go to school okay?</text:span></text:span></text:p>
      <text:p text:style-name="P48"><text:span text:style-name="Strong_20_Emphasis"><text:span text:style-name="T78">Fu: Okay.</text:span></text:span></text:p>
      <text:p text:style-name="P46"><text:span text:style-name="Strong_20_Emphasis"><text:span text:style-name="T76">Burst out</text:span></text:span><text:span text:style-name="Strong_20_Emphasis"><text:span text:style-name="T79">(-1)</text:span></text:span><text:span text:style-name="Strong_20_Emphasis"><text:span text:style-name="T76">:</text:span></text:span></text:p>
      <text:p text:style-name="P48"><text:span text:style-name="Strong_20_Emphasis"><text:span text:style-name="T78">Fu: Shut up, you pig, I have enough of you</text:span></text:span></text:p>
      <text:p text:style-name="P48"><text:span text:style-name="Strong_20_Emphasis"><text:span text:style-name="T78">Yuka(shock)</text:span></text:span></text:p>
      <text:p text:style-name="P48"><text:span text:style-name="Strong_20_Emphasis"><text:span text:style-name="T78">Yuka(tearing): Fu, even if the world is against you, you still have me right?</text:span></text:span></text:p>
      <text:p text:style-name="P48"><text:span text:style-name="Strong_20_Emphasis"><text:span text:style-name="T78">Fu: Piss off</text:span></text:span></text:p>
      <text:p text:style-name="P48"><text:soft-page-break/><text:span text:style-name="Strong_20_Emphasis"><text:span text:style-name="T78">Yuka(crying): You better go to school or I’m </text:span></text:span><text:span text:style-name="Strong_20_Emphasis"><text:span text:style-name="T80">gonna </text:span></text:span><text:span text:style-name="Strong_20_Emphasis"><text:span text:style-name="T78">beat you up </text:span></text:span><text:span text:style-name="Strong_20_Emphasis"><text:span text:style-name="T80">(run away)</text:span></text:span></text:p>
      <text:p text:style-name="P48"><text:span text:style-name="Strong_20_Emphasis"><text:span text:style-name="T78">Fu(thinking): stupid woman, you don’t understand me, </text:span></text:span><text:span text:style-name="Strong_20_Emphasis"><text:span text:style-name="T79">every single morning, like waking up in hell</text:span></text:span><text:span text:style-name="Strong_20_Emphasis"><text:span text:style-name="T78"> </text:span></text:span></text:p>
      <text:p text:style-name="P49"><text:span text:style-name="Strong_20_Emphasis"/></text:p>
      <text:p text:style-name="P49"><text:span text:style-name="Strong_20_Emphasis">Fu thinking (house price is unreasonably high, if I work my entire life I still coundln’t afford one, living with 5 other people in such a </text:span><text:span text:style-name="Strong_20_Emphasis"><text:span text:style-name="T95">narrow space</text:span></text:span><text:span text:style-name="Strong_20_Emphasis">, no private room at this age…)</text:span></text:p>
      <text:p text:style-name="P73"><text:span text:style-name="Strong_20_Emphasis"><text:span text:style-name="T95">(welp, at least it’s not the end of the world, people out there starving, being raped, murdered everyday, no matter their ages or their genders. And I’m standing here complaining about how I can’t jerking off freely. If only </text:span></text:span><text:span text:style-name="Strong_20_Emphasis"><text:span text:style-name="T96">my brain functioning properly like a normal person... No, it’s all my fault. If I’m not exist, nothing of this would happen. I’m such a piece of shit. I made Yuka cry, she’s my only friend. Oh why, Oh why, Oh why.</text:span></text:span></text:p>
      <text:p text:style-name="P73"><text:span text:style-name="Strong_20_Emphasis">…</text:span></text:p>
      <text:p text:style-name="P73"><text:span text:style-name="Strong_20_Emphasis">…</text:span></text:p>
      <text:p text:style-name="P74"><text:span text:style-name="Strong_20_Emphasis"><text:span text:style-name="T79">*</text:span></text:span><text:span text:style-name="Strong_20_Emphasis"><text:span text:style-name="T97">I have to go to school, </text:span></text:span><text:span text:style-name="Strong_20_Emphasis"><text:span text:style-name="T98">I don’t want to make her sad or worry.</text:span></text:span><text:span text:style-name="Strong_20_Emphasis"><text:span text:style-name="T97">*</text:span></text:span></text:p>
      <text:p text:style-name="P53"><text:span text:style-name="Strong_20_Emphasis"><text:span text:style-name="T83">(quotes)</text:span></text:span></text:p>
      <text:p text:style-name="P4"><text:span text:style-name="Strong_20_Emphasis">Scene </text:span><text:span text:style-name="Strong_20_Emphasis"><text:span text:style-name="T80">2</text:span></text:span><text:span text:style-name="Strong_20_Emphasis">: </text:span><text:span text:style-name="Strong_20_Emphasis"><text:span text:style-name="T79">class</text:span></text:span></text:p>
      <text:p text:style-name="P4"><text:span text:style-name="Strong_20_Emphasis">gray background (student gossiping)</text:span></text:p>
      <text:p text:style-name="P4"><text:span text:style-name="Strong_20_Emphasis">Fu (thinking): Ahh, </text:span><text:span text:style-name="Strong_20_Emphasis"><text:span text:style-name="T80">so boring, </text:span></text:span><text:span text:style-name="Strong_20_Emphasis">should have stayed at home </text:span></text:p>
      <text:p text:style-name="P4"><text:span text:style-name="Strong_20_Emphasis"><text:span text:style-name="T80">Voices</text:span></text:span><text:span text:style-name="Strong_20_Emphasis">:(distoreted scene and sound). You are a worthless pig, nobody care If you go to school or not, you are a burden</text:span></text:p>
      <text:p text:style-name="P75"><text:span text:style-name="Strong_20_Emphasis">Fu (thinking): </text:span><text:span text:style-name="Strong_20_Emphasis"><text:span text:style-name="T80">not again, I left my pills at home…</text:span></text:span></text:p>
      <text:p text:style-name="P75"><text:span text:style-name="Strong_20_Emphasis"><text:span text:style-name="T100">Fu (thinking):</text:span></text:span><text:span text:style-name="Strong_20_Emphasis"><text:span text:style-name="T80"> </text:span></text:span><text:span text:style-name="Strong_20_Emphasis"><text:span text:style-name="T99">great, now I have to endure this shit until school is over</text:span></text:span><text:span text:style-name="Strong_20_Emphasis">.</text:span></text:p>
      <text:p text:style-name="P50"><text:span text:style-name="Strong_20_Emphasis"><text:span text:style-name="T80">Happiness = </text:span></text:span><text:span text:style-name="Strong_20_Emphasis"><text:span text:style-name="T81">+</text:span></text:span><text:span text:style-name="Strong_20_Emphasis"><text:span text:style-name="T80">1:</text:span></text:span></text:p>
      <text:p text:style-name="P4"><text:span text:style-name="Strong_20_Emphasis">Yuka (</text:span><text:span text:style-name="Strong_20_Emphasis"><text:span text:style-name="T81">grin, slap on Fu back</text:span></text:span><text:span text:style-name="Strong_20_Emphasis">)</text:span><text:span text:style-name="Strong_20_Emphasis"><text:span text:style-name="T81">(screen turn to normal but gray)</text:span></text:span><text:span text:style-name="Strong_20_Emphasis">: </text:span><text:span text:style-name="Strong_20_Emphasis"><text:span text:style-name="T81">Earth call Fu~</text:span></text:span></text:p>
      <text:p text:style-name="P4"><text:span text:style-name="Strong_20_Emphasis">Fu: </text:span><text:span text:style-name="Strong_20_Emphasis"><text:span text:style-name="T81">it’s hurt,you idiot! </text:span></text:span></text:p>
      <text:p text:style-name="P51"><text:span text:style-name="Strong_20_Emphasis"><text:span text:style-name="T81">Yuka(Yuka smile)</text:span></text:span><text:span text:style-name="Strong_20_Emphasis">: </text:span><text:span text:style-name="Strong_20_Emphasis"><text:span text:style-name="T81">homemade lunchbox.</text:span></text:span></text:p>
      <text:p text:style-name="P51"><text:soft-page-break/><text:span text:style-name="Strong_20_Emphasis"><text:span text:style-name="T81">Fu: you’re gonna get fat eating 2 lunchboxes.</text:span></text:span></text:p>
      <text:p text:style-name="P51"><text:span text:style-name="Strong_20_Emphasis"><text:span text:style-name="T81">Yuka(smile): what are you talking about, one is yours</text:span></text:span></text:p>
      <text:p text:style-name="P51"><text:span text:style-name="Strong_20_Emphasis"><text:span text:style-name="T81">Fu: is this somekind of sick joke? Are we on a romcom anime live action?</text:span></text:span></text:p>
      <text:p text:style-name="P51"><text:span text:style-name="Strong_20_Emphasis"><text:span text:style-name="T81">Yuka(detest): are you gonna eat or have me stuff the box in your mouth?</text:span></text:span><text:span text:style-name="Strong_20_Emphasis"><text:span text:style-name="T85">(+1)</text:span></text:span></text:p>
      <text:p text:style-name="P51"><text:span text:style-name="Strong_20_Emphasis"><text:span text:style-name="T81">Fu: Wow, you are good of a cook Yuka, gonna be a good wife, bwahahaha</text:span></text:span></text:p>
      <text:p text:style-name="P51"><text:span text:style-name="Strong_20_Emphasis"><text:span text:style-name="T81">Yuka(</text:span></text:span><text:span text:style-name="Strong_20_Emphasis"><text:span text:style-name="T82">eyes closed grin</text:span></text:span><text:span text:style-name="Strong_20_Emphasis"><text:span text:style-name="T81">): </text:span></text:span><text:span text:style-name="Strong_20_Emphasis"><text:span text:style-name="T82">hmph, stop flattering me, idiot!</text:span></text:span></text:p>
      <text:p text:style-name="P52"><text:span text:style-name="Strong_20_Emphasis"><text:span text:style-name="T82">Fu: gullible</text:span></text:span></text:p>
      <text:p text:style-name="P52"><text:span text:style-name="Strong_20_Emphasis"><text:span text:style-name="T82">Yuka(angry talking): excuse me?</text:span></text:span></text:p>
      <text:p text:style-name="P52"><text:span text:style-name="Strong_20_Emphasis"><text:span text:style-name="T82">Fu: holy crap, the rice is so good</text:span></text:span></text:p>
      <text:p text:style-name="P52"><text:span text:style-name="Strong_20_Emphasis"><text:span text:style-name="T82">Yuka(grin): of course, it’s made with lov-</text:span></text:span></text:p>
      <text:p text:style-name="P52"><text:span text:style-name="Strong_20_Emphasis"><text:span text:style-name="T82">Fu: gotta thank the farmers</text:span></text:span></text:p>
      <text:p text:style-name="P52"><text:span text:style-name="Strong_20_Emphasis"><text:span text:style-name="T82">Yuka(angry, slap): idiot!</text:span></text:span></text:p>
      <text:p text:style-name="P52"><text:span text:style-name="Strong_20_Emphasis"><text:span text:style-name="T82">Fu: hey! </text:span></text:span><text:span text:style-name="Strong_20_Emphasis">don't make a fuss at mealtimes and make everyone lose appetite!</text:span></text:p>
      <text:p text:style-name="P53"><text:span text:style-name="Strong_20_Emphasis"><text:span text:style-name="T83">Yuka(angry blush): Foolish Fu. </text:span></text:span></text:p>
      <text:p text:style-name="P53"><text:span text:style-name="Strong_20_Emphasis"><text:span text:style-name="T83">Happiness = -1:</text:span></text:span></text:p>
      <text:p text:style-name="P53"><text:span text:style-name="Strong_20_Emphasis"><text:span text:style-name="T83">Yuka(concern, sad): are you okay Fu?</text:span></text:span></text:p>
      <text:p text:style-name="P53"><text:span text:style-name="Strong_20_Emphasis"><text:span text:style-name="T83">Fu: Am I look okay?</text:span></text:span></text:p>
      <text:p text:style-name="P53"><text:span text:style-name="Strong_20_Emphasis"><text:span text:style-name="T83">Yuka: I’m sorry, I couldn’t do anything to help you with your condition.</text:span></text:span></text:p>
      <text:p text:style-name="P53"><text:span text:style-name="Strong_20_Emphasis"><text:span text:style-name="T83">Yuka(worry, blush): I accidently made two lunchboxes, If you don’t mind…</text:span></text:span></text:p>
      <text:p text:style-name="P54"><text:span text:style-name="Strong_20_Emphasis"><text:span text:style-name="T83">choice 1: </text:span></text:span><text:span text:style-name="Strong_20_Emphasis"><text:span text:style-name="T84">Don’t take(-1)</text:span></text:span></text:p>
      <text:p text:style-name="P54"><text:span text:style-name="Strong_20_Emphasis"><text:span text:style-name="T84">Fu: go away Yuka</text:span></text:span></text:p>
      <text:p text:style-name="P54"><text:span text:style-name="Strong_20_Emphasis"><text:span text:style-name="T84">Yuka(sad): you can throw it if you don’t want (run away)</text:span></text:span></text:p>
      <text:p text:style-name="P54"><text:soft-page-break/><text:span text:style-name="Strong_20_Emphasis"><text:span text:style-name="T84">Fu(thinking): what the hell do you want from me, go away, go away</text:span></text:span></text:p>
      <text:p text:style-name="P55"><text:span text:style-name="Strong_20_Emphasis"><text:span text:style-name="T85">(quotes)</text:span></text:span></text:p>
      <text:p text:style-name="P54"><text:span text:style-name="Strong_20_Emphasis"><text:span text:style-name="T84">choice 2: take(+1)</text:span></text:span></text:p>
      <text:p text:style-name="P54"><text:span text:style-name="Strong_20_Emphasis"><text:span text:style-name="T84">Fu: I’m sorry, about earlier </text:span></text:span></text:p>
      <text:p text:style-name="P54"><text:span text:style-name="Strong_20_Emphasis"><text:span text:style-name="T84">Yuka(smile): uh uh,you don’t have to apologise, Yuka is a genius after all (slap on Fu back)</text:span></text:span></text:p>
      <text:p text:style-name="P54"><text:span text:style-name="Strong_20_Emphasis"><text:span text:style-name="T84">(screen come to normal)Fu: </text:span></text:span><text:span text:style-name="Strong_20_Emphasis">That slap felt harder than usual...</text:span></text:p>
      <text:p text:style-name="P54"><text:span text:style-name="Strong_20_Emphasis"><text:span text:style-name="T84">Yuka(grin): </text:span></text:span><text:span text:style-name="Strong_20_Emphasis">It's called "spare the rod, spoil the child."</text:span></text:p>
      <text:p text:style-name="P55"><text:span text:style-name="Strong_20_Emphasis"><text:span text:style-name="T85">Fu: If you are a guy I would punch you in the mouth</text:span></text:span></text:p>
      <text:p text:style-name="P55"><text:span text:style-name="Strong_20_Emphasis"><text:span text:style-name="T85">Yuka(angry): ecvuse me?</text:span></text:span></text:p>
      <text:p text:style-name="P55"><text:span text:style-name="Strong_20_Emphasis"><text:span text:style-name="T85">Fu: nothing, I said you are gonna be a good wife</text:span></text:span></text:p>
      <text:p text:style-name="P55"><text:span text:style-name="Strong_20_Emphasis"><text:span text:style-name="T85">Yuka(blush cat smile): stop flattering me, it won’t work.</text:span></text:span></text:p>
      <text:p text:style-name="P53"><text:span text:style-name="Strong_20_Emphasis"><text:span text:style-name="T83">(quotes)</text:span></text:span></text:p>
      <text:p text:style-name="P55"><text:span text:style-name="Strong_20_Emphasis"><text:span text:style-name="T85">Home: Happiness:</text:span></text:span></text:p>
      <text:p text:style-name="P55"><text:span text:style-name="Strong_20_Emphasis">-</text:span><text:span text:style-name="Strong_20_Emphasis"><text:span text:style-name="T85">2:*take the pill*, I should have bring the pills with me, what a horrible day, If only tommorrow doesn’t come…</text:span></text:span></text:p>
      <text:p text:style-name="P55"><text:span text:style-name="Strong_20_Emphasis"><text:span text:style-name="T85">the lunchbox…it’s all cold,(screen blurring): what…, why am I crying, it’s just a lunch box…</text:span></text:span></text:p>
      <text:p text:style-name="P56"><text:span text:style-name="Strong_20_Emphasis"><text:span text:style-name="T86">(Message): Yuka: I have important thing to say, if you haven’t throw away the lunchbox, remember to bring it with you.</text:span></text:span></text:p>
      <text:p text:style-name="P56"><text:span text:style-name="Strong_20_Emphasis">“</text:span><text:span text:style-name="Strong_20_Emphasis"><text:span text:style-name="T94">nightmares scene”</text:span></text:span></text:p>
      <text:p text:style-name="P55"><text:span text:style-name="Strong_20_Emphasis"><text:span text:style-name="T85">(quotes)</text:span></text:span></text:p>
      <text:p text:style-name="P55"><text:span text:style-name="Strong_20_Emphasis"><text:span text:style-name="T85">0: today is as bad as usual, nothing change at al</text:span></text:span><text:span text:style-name="Strong_20_Emphasis"><text:span text:style-name="T86">l…</text:span></text:span></text:p>
      <text:p text:style-name="P56"><text:span text:style-name="Strong_20_Emphasis"><text:span text:style-name="T86">Fu: Arghh, so boring.</text:span></text:span></text:p>
      <text:p text:style-name="P57"><text:span text:style-name="Strong_20_Emphasis"><text:span text:style-name="T87">(message) Yuka: Sleep </text:span></text:span><text:span text:style-name="Strong_20_Emphasis"><text:span text:style-name="T88">e</text:span></text:span><text:span text:style-name="Strong_20_Emphasis"><text:span text:style-name="T87">arly, tomorrow school 😈.</text:span></text:span></text:p>
      <text:p text:style-name="P57"><text:soft-page-break/><text:span text:style-name="Strong_20_Emphasis"><text:span text:style-name="T88">(message) </text:span></text:span><text:span text:style-name="Strong_20_Emphasis"><text:span text:style-name="T87">Fu: uhh, devil, monster, succubus! 😭</text:span></text:span></text:p>
      <text:p text:style-name="P55"><text:span text:style-name="Strong_20_Emphasis"><text:span text:style-name="T85">2: </text:span></text:span><text:span text:style-name="Strong_20_Emphasis"><text:span text:style-name="T86">school is </text:span></text:span><text:span text:style-name="Strong_20_Emphasis"><text:span text:style-name="T87">as</text:span></text:span><text:span text:style-name="Strong_20_Emphasis"><text:span text:style-name="T86"> boring as usual but not as bad as I thought <text:s text:c="217"/>. </text:span></text:span><text:span text:style-name="Strong_20_Emphasis"><text:span text:style-name="T88">Welp, life is full of dilemma she said, tomorrow will come and thing is gonna be better</text:span></text:span></text:p>
      <text:p text:style-name="P58"><text:span text:style-name="Strong_20_Emphasis"><text:span text:style-name="T88">(message) Yuka: still awake? 🤔</text:span></text:span></text:p>
      <text:p text:style-name="P58"><text:span text:style-name="Strong_20_Emphasis"><text:span text:style-name="T88">(message) Yuka: thinking of me? 😊</text:span></text:span></text:p>
      <text:p text:style-name="P58"><text:span text:style-name="Strong_20_Emphasis"><text:span text:style-name="T88">(message) Fu: stupid, retard, bald 😝</text:span></text:span></text:p>
      <text:p text:style-name="P58"><text:span text:style-name="Strong_20_Emphasis"><text:span text:style-name="T88">(message) Yuka: I’m not bald! 👿 </text:span></text:span></text:p>
      <text:p text:style-name="P53"><text:span text:style-name="Strong_20_Emphasis"><text:span text:style-name="T83">Day 2:</text:span></text:span></text:p>
      <text:p text:style-name="P53"><text:span text:style-name="Strong_20_Emphasis">-</text:span><text:span text:style-name="Strong_20_Emphasis"><text:span text:style-name="T91">2: </text:span></text:span></text:p>
      <text:p text:style-name="P67"><text:span text:style-name="Strong_20_Emphasis"><text:span text:style-name="T91">wake up:</text:span></text:span></text:p>
      <text:p text:style-name="P67"><text:span text:style-name="Strong_20_Emphasis"><text:span text:style-name="T92">Fu: </text:span></text:span><text:span text:style-name="Strong_20_Emphasis"><text:span text:style-name="T91">I don’t want to go to school...</text:span></text:span></text:p>
      <text:p text:style-name="P67"><text:span text:style-name="Strong_20_Emphasis"><text:span text:style-name="T91">Wake up:</text:span></text:span></text:p>
      <text:p text:style-name="P68"><text:span text:style-name="Strong_20_Emphasis"><text:span text:style-name="T92">Fu: </text:span></text:span><text:span text:style-name="Strong_20_Emphasis"><text:span text:style-name="T91">What is the point of living anyway?</text:span></text:span></text:p>
      <text:p text:style-name="P67"><text:span text:style-name="Strong_20_Emphasis"><text:span text:style-name="T91">Wake up:</text:span></text:span></text:p>
      <text:p text:style-name="P68"><text:span text:style-name="Strong_20_Emphasis"><text:span text:style-name="T92">Fu: I don’t want to get up, I’ve never wanted to live like this</text:span></text:span></text:p>
      <text:p text:style-name="P68"><text:span text:style-name="Strong_20_Emphasis"><text:span text:style-name="T91">Wake up:</text:span></text:span></text:p>
      <text:p text:style-name="P68"><text:span text:style-name="Strong_20_Emphasis"><text:span text:style-name="T92">Fu: I have never asked to be born in the first place</text:span></text:span></text:p>
      <text:p text:style-name="P68"><text:span text:style-name="Strong_20_Emphasis"><text:span text:style-name="T92">Wake up:</text:span></text:span></text:p>
      <text:p text:style-name="P68"><text:span text:style-name="Strong_20_Emphasis"><text:span text:style-name="T92">Fu: I want to sleep</text:span></text:span></text:p>
      <text:p text:style-name="P68"><text:span text:style-name="Strong_20_Emphasis"><text:span text:style-name="T91">sleep</text:span></text:span><text:span text:style-name="Strong_20_Emphasis"><text:span text:style-name="T92">(if chosen instead of wake up)</text:span></text:span><text:span text:style-name="Strong_20_Emphasis"><text:span text:style-name="T91">:</text:span></text:span></text:p>
      <text:p text:style-name="P68"><text:span text:style-name="Strong_20_Emphasis"><text:span text:style-name="T92">Fu: Thank you, goodnight. (blackscreen → go back to the menu, player can’t load any game, when click continue, it say: “Fu is sleeping and he seems to never wake up, perhap starting a new game [player_name]”</text:span></text:span></text:p>
      <text:p text:style-name="P68"><text:span text:style-name="Strong_20_Emphasis"><text:span text:style-name="T92">sleep(when all wake up option clicked and only sleep option left):</text:span></text:span></text:p>
      <text:p text:style-name="P68"><text:soft-page-break/><text:span text:style-name="Strong_20_Emphasis"><text:span text:style-name="T92">Fu: Finally,</text:span></text:span><text:span text:style-name="Strong_20_Emphasis"><text:span text:style-name="T91"> </text:span></text:span><text:span text:style-name="Strong_20_Emphasis"><text:span text:style-name="T92">Thank you.</text:span></text:span></text:p>
      <text:p text:style-name="P68"><text:span text:style-name="Strong_20_Emphasis"><text:span text:style-name="T92">Fu: Goodnig-</text:span></text:span></text:p>
      <text:p text:style-name="P69"><text:span text:style-name="Strong_20_Emphasis"><text:span text:style-name="T93">*knock knock”</text:span></text:span></text:p>
      <text:p text:style-name="P69"><text:span text:style-name="Strong_20_Emphasis"><text:span text:style-name="T93">Yuka: Fu~, are you sleeping?</text:span></text:span></text:p>
      <text:p text:style-name="P69"><text:span text:style-name="Strong_20_Emphasis"><text:span text:style-name="T93">Yuka: We are late. Fu~, wake up.</text:span></text:span></text:p>
      <text:p text:style-name="P69"><text:span text:style-name="Strong_20_Emphasis"><text:span text:style-name="T93">Fu:…</text:span></text:span></text:p>
      <text:p text:style-name="P69"><text:span text:style-name="Strong_20_Emphasis"><text:span text:style-name="T93">Fu: coming!, stop knocking!</text:span></text:span></text:p>
      <text:p text:style-name="P69"><text:span text:style-name="Strong_20_Emphasis"/></text:p>
      <text:p text:style-name="P67"><text:span text:style-name="Strong_20_Emphasis"/></text:p>
      <text:p text:style-name="P4"><text:span text:style-name="Strong_20_Emphasis">blackscreen: next day</text:span></text:p>
      <text:p text:style-name="P4"><text:span text:style-name="Strong_20_Emphasis">(alarm beeping)</text:span></text:p>
      <text:p text:style-name="P4"><text:span text:style-name="Strong_20_Emphasis">Fu:…(shut alarm)</text:span></text:p>
      <text:p text:style-name="P4"><text:span text:style-name="Strong_20_Emphasis">Fu (thinking): No voices today, thank god</text:span></text:p>
      <text:p text:style-name="P4"><text:span text:style-name="Strong_20_Emphasis">(Open door): Yuka sitting waiting</text:span></text:p>
      <text:p text:style-name="P4"><text:span text:style-name="Strong_20_Emphasis">Fu &amp; Yuka: Morning (Yuka surprise and blush)</text:span></text:p>
      <text:p text:style-name="P4"><text:span text:style-name="Strong_20_Emphasis">Fu: thank you about yesterday. I wouldn’t know what to do without you</text:span></text:p>
      <text:p text:style-name="P4"><text:span text:style-name="Strong_20_Emphasis">Yuka(concern smile): geez, no big deal</text:span></text:p>
      <text:p text:style-name="P4"><text:span text:style-name="Strong_20_Emphasis">Yuka(blush): about yesterday morning, </text:span></text:p>
      <text:p text:style-name="P4"><text:span text:style-name="Strong_20_Emphasis">Yuka(tere): I’ve thought about it…</text:span></text:p>
      <text:p text:style-name="P4"><text:span text:style-name="Strong_20_Emphasis">Fu: about what?</text:span></text:p>
      <text:p text:style-name="P4"><text:span text:style-name="Strong_20_Emphasis">Yuka(blush and grin): about being your girlfriend</text:span></text:p>
      <text:p text:style-name="P4"><text:span text:style-name="Strong_20_Emphasis">Fu: oh damn, my bad, I was on drug at the moment</text:span></text:p>
      <text:p text:style-name="P4"><text:soft-page-break/><text:span text:style-name="Strong_20_Emphasis">Yuka(angry): Shut up!</text:span></text:p>
      <text:p text:style-name="P4"><text:span text:style-name="Strong_20_Emphasis">Fu:...</text:span></text:p>
      <text:p text:style-name="P4"><text:span text:style-name="Strong_20_Emphasis">Yuka(blushing, adjust hair): I’ve thought about it, maybe we can D...-</text:span></text:p>
      <text:p text:style-name="P4"><text:span text:style-name="Strong_20_Emphasis">Fu: D? Deez?</text:span></text:p>
      <text:p text:style-name="P4"><text:span text:style-name="Strong_20_Emphasis">Yuka(angry blushing): Dating!</text:span></text:p>
      <text:p text:style-name="P4"><text:span text:style-name="Strong_20_Emphasis">Yuka(angry blush eyes closed): We can date, You fool.</text:span></text:p>
      <text:p text:style-name="P4"><text:span text:style-name="Strong_20_Emphasis">(background become colorful)</text:span></text:p>
      <text:p text:style-name="P4"><text:span text:style-name="Strong_20_Emphasis">Fu: what a life changing event</text:span></text:p>
      <text:p text:style-name="P4"><text:span text:style-name="Strong_20_Emphasis">Yuka(grin): yeah, better be grateful</text:span></text:p>
      <text:p text:style-name="P4"><text:span text:style-name="Strong_20_Emphasis">Yuka(smile): what are you gonna do without me?</text:span></text:p>
      <text:p text:style-name="P4"><text:span text:style-name="Strong_20_Emphasis">scene 4.5: retrospect</text:span></text:p>
      <text:p text:style-name="P4"><text:span text:style-name="Strong_20_Emphasis">(imagining about Yuka) </text:span></text:p>
      <text:p text:style-name="P4"><text:span text:style-name="Strong_20_Emphasis">Fu: first date,… tomorrow…Hehe. Gahahaha, Not bad, not bad at all</text:span></text:p>
      <text:p text:style-name="P4"><text:span text:style-name="Strong_20_Emphasis">scene 5: at the park</text:span></text:p>
      <text:p text:style-name="P4"><text:span text:style-name="Strong_20_Emphasis">Fu: *huff* *huff*, Yuka, you are *huff* early</text:span></text:p>
      <text:p text:style-name="P4"><text:span text:style-name="Strong_20_Emphasis">Yuka: You are late! At our very first date</text:span></text:p>
      <text:p text:style-name="P4"><text:span text:style-name="Strong_20_Emphasis">Fu: Sorry, I stay up late last night</text:span></text:p>
      <text:p text:style-name="P4"><text:span text:style-name="Strong_20_Emphasis">Yuka(frown, blush): you are not alone.</text:span></text:p>
      <text:p text:style-name="P4"><text:span text:style-name="Strong_20_Emphasis">Fu: what? Can you say it again, I was out of breath</text:span></text:p>
      <text:p text:style-name="P4"><text:span text:style-name="Strong_20_Emphasis">Yuka(angry) : nothing, I said you should work on your pudgy body</text:span></text:p>
      <text:p text:style-name="P4"><text:span text:style-name="Strong_20_Emphasis">Fu: rule number 1: body shaming is not allow when dating</text:span></text:p>
      <text:p text:style-name="P4"><text:span text:style-name="Strong_20_Emphasis">Yuka(frown, eyes closed): whatever</text:span></text:p>
      <text:p text:style-name="P4"><text:soft-page-break/><text:span text:style-name="Strong_20_Emphasis">accompany with yuka</text:span></text:p>
      <text:p text:style-name="P4"><text:span text:style-name="Strong_20_Emphasis">Fu (thinking): being this close with her is like a dream, she’s always been so fragile, like it’s only take one touch to make her disappear.</text:span></text:p>
      <text:p text:style-name="P4"><text:span text:style-name="Strong_20_Emphasis">(clank) Fu: ouch, hey! Are you blind or what? (Kenji (a muscular man) appear)</text:span></text:p>
      <text:p text:style-name="P4"><text:span text:style-name="Strong_20_Emphasis">Fu(thinking): shit, he’s twice bigger than me and he’s fit</text:span></text:p>
      <text:p text:style-name="P4"><text:span text:style-name="Strong_20_Emphasis">???: oh you are Fu, the quiet boy Melly told me about</text:span></text:p>
      <text:p text:style-name="P4"><text:span text:style-name="Strong_20_Emphasis">Fu: Melly? Who are you?</text:span></text:p>
      <text:p text:style-name="P4"><text:span text:style-name="Strong_20_Emphasis">Kenji: I’m Kenji, Careful, don’t stare too hard,you might get jealous</text:span></text:p>
      <text:p text:style-name="P4"><text:span text:style-name="Strong_20_Emphasis">Fu: jealous? Me jealous of your stupid muscles? I can easily lift double your pr</text:span></text:p>
      <text:p text:style-name="P4"><text:span text:style-name="Strong_20_Emphasis">Kenji(grin):welp, better done than said<text:line-break/>On the bench: </text:span></text:p>
      <text:p text:style-name="P4"><text:span text:style-name="Strong_20_Emphasis">Yuka: You can do it Fu!! </text:span></text:p>
      <text:p text:style-name="P4"><text:span text:style-name="Strong_20_Emphasis">fable mini game</text:span></text:p>
      <text:p text:style-name="P3"><text:span text:style-name="Source_20_Text">init 15 python:</text:span></text:p>
      <text:p text:style-name="Preformatted_20_Text"><text:span text:style-name="Source_20_Text"><text:s text:c="4"/>fable_minigame_bar = 0</text:span></text:p>
      <text:p text:style-name="Preformatted_20_Text"><text:span text:style-name="Source_20_Text"><text:s text:c="4"/>fable_minigame_score = 0</text:span></text:p>
      <text:p text:style-name="Preformatted_20_Text"><text:span text:style-name="Source_20_Text"><text:s text:c="4"/>fable_you_press_button = 0</text:span></text:p>
      <text:p text:style-name="Preformatted_20_Text"><text:span text:style-name="Source_20_Text">init:</text:span></text:p>
      <text:p text:style-name="Preformatted_20_Text"><text:span text:style-name="Source_20_Text"><text:s text:c="4"/>transform fable_point_move(frp):</text:span></text:p>
      <text:p text:style-name="Preformatted_20_Text"><text:span text:style-name="Source_20_Text"><text:s text:c="8"/>subpixel True</text:span></text:p>
      <text:p text:style-name="Preformatted_20_Text"><text:span text:style-name="Source_20_Text"><text:s text:c="8"/>rotate_pad True</text:span></text:p>
      <text:p text:style-name="Preformatted_20_Text"><text:span text:style-name="Source_20_Text"><text:s text:c="8"/>align(0.5,-0.53)</text:span></text:p>
      <text:p text:style-name="Preformatted_20_Text"><text:span text:style-name="Source_20_Text"><text:s text:c="8"/>rotate frp</text:span></text:p>
      <text:p text:style-name="Preformatted_20_Text"><text:span text:style-name="Source_20_Text"><text:s text:c="8"/></text:span></text:p>
      <text:p text:style-name="Preformatted_20_Text"><text:span text:style-name="Source_20_Text">screen fable_2_minigame1:</text:span></text:p>
      <text:p text:style-name="Preformatted_20_Text"><text:span text:style-name="Source_20_Text"><text:s text:c="4"/>add "minigame/Fable_bar.png" align(0.5,0.5)</text:span></text:p>
      <text:p text:style-name="Preformatted_20_Text"><text:span text:style-name="Source_20_Text"><text:s text:c="4"/>add "minigame/Fable_point.png" at fable_point_move(fable_minigame_bar)</text:span></text:p>
      <text:p text:style-name="Preformatted_20_Text"><text:span text:style-name="Source_20_Text"><text:s text:c="4"/>text "[fable_minigame_score]" align(0.5,0.1)</text:span></text:p>
      <text:p text:style-name="Preformatted_20_Text"><text:span text:style-name="Source_20_Text"><text:s text:c="4"/>text "[fable_minigame_bar]" align(0.5,0.2)</text:span></text:p>
      <text:p text:style-name="Preformatted_20_Text"><text:span text:style-name="Source_20_Text"><text:s text:c="4"/>text "[fable_you_press_button]" align(0.5,0.3)</text:span></text:p>
      <text:p text:style-name="Preformatted_20_Text"><text:span text:style-name="Source_20_Text"><text:s text:c="4"/></text:span></text:p>
      <text:p text:style-name="Preformatted_20_Text"><text:span text:style-name="Source_20_Text"><text:s text:c="4"/>if fable_minigame_bar &gt;= -14 and fable_minigame_bar &lt;= 14:</text:span></text:p>
      <text:p text:style-name="Preformatted_20_Text"><text:soft-page-break/><text:span text:style-name="Source_20_Text"><text:s text:c="8"/>key "K_SPACE":</text:span></text:p>
      <text:p text:style-name="Preformatted_20_Text"><text:span text:style-name="Source_20_Text"><text:s text:c="12"/>if fable_you_press_button == 0:</text:span></text:p>
      <text:p text:style-name="Preformatted_20_Text"><text:span text:style-name="Source_20_Text"><text:s text:c="16"/>if fable_minigame_score &lt; 14:</text:span></text:p>
      <text:p text:style-name="Preformatted_20_Text"><text:span text:style-name="Source_20_Text"><text:s text:c="20"/>action [SetVariable("fable_minigame_score", fable_minigame_score + 1), SetVariable("fable_you_press_button", fable_you_press_button + 1), Show("you_press_button_good")]</text:span></text:p>
      <text:p text:style-name="Preformatted_20_Text"><text:span text:style-name="Source_20_Text"><text:s text:c="16"/>else:</text:span></text:p>
      <text:p text:style-name="Preformatted_20_Text"><text:span text:style-name="Source_20_Text"><text:s text:c="20"/>action Jump("end")</text:span></text:p>
      <text:p text:style-name="Preformatted_20_Text"><text:span text:style-name="Source_20_Text"><text:s text:c="12"/>elif fable_you_press_button == 1:</text:span></text:p>
      <text:p text:style-name="Preformatted_20_Text"><text:span text:style-name="Source_20_Text"><text:s text:c="16"/>action SetVariable("fable_minigame_score", fable_minigame_score + 0)</text:span></text:p>
      <text:p text:style-name="Preformatted_20_Text"><text:span text:style-name="Source_20_Text"><text:s text:c="4"/>else:</text:span></text:p>
      <text:p text:style-name="Preformatted_20_Text"><text:span text:style-name="Source_20_Text"><text:s text:c="8"/>key "K_SPACE" action [SetVariable("fable_minigame_score", 0), Show("you_press_button_bad")]</text:span></text:p>
      <text:p text:style-name="Preformatted_20_Text"><text:span text:style-name="Source_20_Text"><text:s text:c="4"/></text:span></text:p>
      <text:p text:style-name="Preformatted_20_Text"><text:span text:style-name="Source_20_Text">screen fable_timer_left:</text:span></text:p>
      <text:p text:style-name="Preformatted_20_Text"><text:span text:style-name="Source_20_Text"><text:s text:c="4"/>timer 0.00001 repeat True action [If(fable_minigame_bar &gt;= -90, SetVariable("fable_minigame_bar", fable_minigame_bar - 1)),If(fable_minigame_bar == -90, Hide("fable_timer_left"), Show("fable_timer_right")), If(fable_minigame_bar == -90, SetVariable("fable_you_press_button", 0))]</text:span></text:p>
      <text:p text:style-name="Preformatted_20_Text"><text:span text:style-name="Source_20_Text">screen fable_timer_right:</text:span></text:p>
      <text:p text:style-name="Preformatted_20_Text"><text:span text:style-name="Source_20_Text"><text:s text:c="4"/>timer 0.00001 repeat True action [If(fable_minigame_bar &lt;= 90, SetVariable("fable_minigame_bar", fable_minigame_bar + 1)),If(fable_minigame_bar == 90, Hide("fable_timer_right"), Show("fable_timer_left")), If(fable_minigame_bar == 90, SetVariable("fable_you_press_button", 0))]</text:span></text:p>
      <text:p text:style-name="Preformatted_20_Text"><text:span text:style-name="Source_20_Text"><text:s text:c="4"/></text:span></text:p>
      <text:p text:style-name="Preformatted_20_Text"><text:span text:style-name="Source_20_Text">screen you_press_button_good:</text:span></text:p>
      <text:p text:style-name="Preformatted_20_Text"><text:span text:style-name="Source_20_Text"><text:s text:c="4"/>text "{color=#1e8e00}Good Work!{/color}" at fable_move_good</text:span></text:p>
      <text:p text:style-name="Preformatted_20_Text"><text:span text:style-name="Source_20_Text"><text:s text:c="4"/>timer 1.0 action Hide("you_press_button_good")</text:span></text:p>
      <text:p text:style-name="Preformatted_20_Text"><text:span text:style-name="Source_20_Text">screen you_press_button_bad:</text:span></text:p>
      <text:p text:style-name="Preformatted_20_Text"><text:span text:style-name="Source_20_Text"><text:s text:c="4"/>#hbox at fable_move_bad:</text:span></text:p>
      <text:p text:style-name="Preformatted_20_Text"><text:span text:style-name="Source_20_Text"><text:s text:c="4"/>text "{color=#950000}Ups...\nTry Again.{/color}" at fable_move_bad</text:span></text:p>
      <text:p text:style-name="Preformatted_20_Text"><text:span text:style-name="Source_20_Text"><text:s text:c="4"/>timer 1.0 action Hide("you_press_button_bad")</text:span></text:p>
      <text:p text:style-name="Preformatted_20_Text"><text:span text:style-name="Source_20_Text">transform fable_move_good:</text:span></text:p>
      <text:p text:style-name="Preformatted_20_Text"><text:span text:style-name="Source_20_Text"><text:s text:c="4"/>align(0.5,0.5)</text:span></text:p>
      <text:p text:style-name="Preformatted_20_Text"><text:span text:style-name="Source_20_Text"><text:s text:c="4"/>linear 0.05 zoom 1.3</text:span></text:p>
      <text:p text:style-name="Preformatted_20_Text"><text:span text:style-name="Source_20_Text"><text:s text:c="4"/>linear 0.5 zoom 1.0 alpha 0.0</text:span></text:p>
      <text:p text:style-name="Preformatted_20_Text"><text:span text:style-name="Source_20_Text">transform fable_move_bad:</text:span></text:p>
      <text:p text:style-name="Preformatted_20_Text"><text:span text:style-name="Source_20_Text"><text:s text:c="4"/>align(0.5,0.5)</text:span></text:p>
      <text:p text:style-name="Preformatted_20_Text"><text:span text:style-name="Source_20_Text"><text:s text:c="4"/>linear 0.04 xalign 0.5</text:span></text:p>
      <text:p text:style-name="Preformatted_20_Text"><text:span text:style-name="Source_20_Text"><text:s text:c="4"/>linear 0.06 xalign 0.495</text:span></text:p>
      <text:p text:style-name="Preformatted_20_Text"><text:span text:style-name="Source_20_Text"><text:s text:c="4"/>linear 0.06 xalign 0.515</text:span></text:p>
      <text:p text:style-name="Preformatted_20_Text"><text:span text:style-name="Source_20_Text"><text:s text:c="4"/>linear 0.06 xalign 0.5</text:span></text:p>
      <text:p text:style-name="P7"><text:span text:style-name="Source_20_Text"><text:s text:c="4"/>linear 0.5 alpha 0.0</text:span></text:p>
      <text:p text:style-name="P4"><text:soft-page-break/><text:span text:style-name="Strong_20_Emphasis"/></text:p>
      <text:p text:style-name="P4"><text:span text:style-name="Strong_20_Emphasis">-win: </text:span></text:p>
      <text:p text:style-name="P4"><text:span text:style-name="Strong_20_Emphasis">Kenji(grin): wow, impressive, it’s not my pr but you really have a potential, I’m taking the L, ahahaha</text:span></text:p>
      <text:p text:style-name="P4"><text:span text:style-name="Strong_20_Emphasis">-Lose: (kenji helped you with the weight)</text:span></text:p>
      <text:p text:style-name="P4"><text:span text:style-name="Strong_20_Emphasis">Kenji(grin): not bad for a beginner, I bet you can easily do it with proper form</text:span></text:p>
      <text:p text:style-name="P4"><text:span text:style-name="Strong_20_Emphasis">Kenji(grin eyes closed): wanna workout together?</text:span></text:p>
      <text:p text:style-name="P4"><text:span text:style-name="Strong_20_Emphasis">Fu (thinking): this is the first time ever feel like this, just by lifting stupid weight, it’s kinda <text:s/>fun trying so hard for something meaningless.</text:span></text:p>
      <text:p text:style-name="P4"><text:span text:style-name="Strong_20_Emphasis">Fu: maybe next time, I’m on a date with my girlfriend</text:span></text:p>
      <text:p text:style-name="P4"><text:span text:style-name="Strong_20_Emphasis">Yuka (blush)</text:span></text:p>
      <text:p text:style-name="P4"><text:span text:style-name="Strong_20_Emphasis">Kenji (grin): Girlfriend?, Oh I see, later then</text:span></text:p>
      <text:p text:style-name="P4"><text:span text:style-name="Strong_20_Emphasis">Kenji: should never let the lady waiting</text:span></text:p>
      <text:p text:style-name="P4"><text:span text:style-name="Strong_20_Emphasis">continue accompany</text:span></text:p>
      <text:p text:style-name="P4"><text:span text:style-name="Strong_20_Emphasis">Yuka (glance,blush)</text:span></text:p>
      <text:p text:style-name="P4"><text:span text:style-name="Strong_20_Emphasis">Fu (thinking): maybe I should try to get fit.</text:span></text:p>
      <text:p text:style-name="P4"><text:span text:style-name="Strong_20_Emphasis">The realationship is a little bit weird after the proposal, we coudln’t talk normally without getting blush, we hang around for sometime and we just ended up watching romcom anime</text:span></text:p>
      <text:p text:style-name="P4"><text:span text:style-name="Strong_20_Emphasis">Fu: Bwahaha, this scene is so unrealistic, there is no way this scenario would happen irl, those stupid authors are so delusional making these.</text:span></text:p>
      <text:p text:style-name="P4"><text:span text:style-name="Strong_20_Emphasis">Yuka (concern)</text:span></text:p>
      <text:p text:style-name="P4"><text:span text:style-name="Strong_20_Emphasis">Fu: those hypocrite definitely struggle making friend,they shut in and masturbating all day, <text:s/>oh yeah, and those who watch their anime too, imbeciles, getting hope to live over these dumbass happy endings. </text:span></text:p>
      <text:p text:style-name="P4"><text:span text:style-name="Strong_20_Emphasis">Yuka (sad, tearing)</text:span></text:p>
      <text:p text:style-name="P4"><text:soft-page-break/><text:span text:style-name="Strong_20_Emphasis">Fu: They should definitely end themselves, that’s their only happy ending.</text:span></text:p>
      <text:p text:style-name="P4"><text:span text:style-name="Strong_20_Emphasis">Yuka(sad, tearing): Fu!, you should respect people works, even if it isn’t real, it’s still their emotions, their wish putting into it, and you should be the one who understand it the most, aren’t you love anime more than anything? Why would you hurt yourself saying this?</text:span></text:p>
      <text:p text:style-name="P4"><text:span text:style-name="Strong_20_Emphasis">Fu: I’m sorry…</text:span></text:p>
      <text:p text:style-name="P4"><text:span text:style-name="Strong_20_Emphasis">Fu(thinking): I lost myself again, </text:span></text:p>
      <text:p text:style-name="P4"><text:span text:style-name="Strong_20_Emphasis">in depth I always know that these insult are just targeting myself but noone else.</text:span></text:p>
      <text:p text:style-name="P4"><text:span text:style-name="Strong_20_Emphasis"><text:s/>Whenever I feel sick of my life, I always tend to try to make the other suffer just like me.</text:span></text:p>
      <text:p text:style-name="P4"><text:span text:style-name="Strong_20_Emphasis"><text:s/>I’m rotten to the core.</text:span></text:p>
      <text:p text:style-name="P4"><text:span text:style-name="Strong_20_Emphasis"><text:s/>Maybe I’m the one who should kill myself. </text:span></text:p>
      <text:p text:style-name="P4"><text:span text:style-name="Strong_20_Emphasis">…</text:span></text:p>
      <text:p text:style-name="P4"><text:span text:style-name="Strong_20_Emphasis">No, I still have Yuka, at least I can try to make her happy.</text:span></text:p>
      <text:p text:style-name="P4"><text:span text:style-name="Strong_20_Emphasis">Fu: Sorry Yuka, I didn’t mean it, </text:span></text:p>
      <text:p text:style-name="P4"><text:span text:style-name="Strong_20_Emphasis">I’m overthinking it, </text:span></text:p>
      <text:p text:style-name="P4"><text:span text:style-name="Strong_20_Emphasis">maybe life is just to live and goofing around, </text:span></text:p>
      <text:p text:style-name="P4"><text:span text:style-name="Strong_20_Emphasis">being stupid ,</text:span></text:p>
      <text:p text:style-name="P4"><text:span text:style-name="Strong_20_Emphasis"><text:s/>get marry, give birth and pass away when your family gathering around.</text:span></text:p>
      <text:p text:style-name="P4"><text:span text:style-name="Strong_20_Emphasis">Yuka(concern smile)</text:span></text:p>
      <text:p text:style-name="P4"><text:span text:style-name="Strong_20_Emphasis">Fu: yeah, even though it actually just dying alone</text:span></text:p>
      <text:p text:style-name="P4"><text:span text:style-name="Strong_20_Emphasis">Yuka(angry)</text:span></text:p>
      <text:p text:style-name="P4"><text:span text:style-name="Strong_20_Emphasis">Fu: and perhap nobody will remember you, and you will either see your loved ones die first or you will get to die in front of your loved ones</text:span></text:p>
      <text:p text:style-name="P4"><text:span text:style-name="Strong_20_Emphasis">Yuka(yandere): Shut your damn mouth </text:span></text:p>
      <text:p text:style-name="P4"><text:span text:style-name="Strong_20_Emphasis">Yuka: and watch the anime</text:span></text:p>
      <text:p text:style-name="P4"><text:soft-page-break/><text:span text:style-name="Strong_20_Emphasis">Fu:…</text:span></text:p>
      <text:p text:style-name="P4"><text:span text:style-name="Strong_20_Emphasis">...</text:span></text:p>
      <text:p text:style-name="P4"><text:span text:style-name="Strong_20_Emphasis">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p>
      <text:p text:style-name="P4"><text:span text:style-name="Strong_20_Emphasis"><text:line-break/>Yuka (frown): Fu~, that’s why you should appreciate life more.<text:line-break/>I’m not asking you to enjoy it all, but you should enjoy the little things.</text:span></text:p>
      <text:p text:style-name="P4"><text:span text:style-name="Strong_20_Emphasis"><text:line-break/>Yuka (smile): Like eating your favorite food, or just simply chilling in your house, watching anime with your girlfriend. You never know how long it will last.</text:span></text:p>
      <text:p text:style-name="P4"><text:span text:style-name="Strong_20_Emphasis"><text:line-break/>Yuka (laugh): I know life hasn’t always been great, but it’s appreciable. We live in a meaningless life until we find it meaningful. Perhaps the first time we met can count as one.</text:span></text:p>
      <text:p text:style-name="P4"><text:span text:style-name="Strong_20_Emphasis"><text:line-break/>Yuka (frown): Everyone in this world deserves happiness, and so do you, Fu. Promise me, Fu, don’t ever hurt yourself or anything else.</text:span></text:p>
      <text:p text:style-name="P4"><text:span text:style-name="Strong_20_Emphasis"><text:line-break/>Yuka (grin): If you ever get hurt or something bad happens, just smile like an idiot and move on, okay?</text:span></text:p>
      <text:p text:style-name="P4"><text:span text:style-name="Strong_20_Emphasis"><text:line-break/>Fu: I can’t comprehend you, but I’ll try.</text:span></text:p>
      <text:p text:style-name="P4"><text:span text:style-name="Strong_20_Emphasis"><text:line-break/>Yuka (grin): Promise?</text:span></text:p>
      <text:p text:style-name="P4"><text:span text:style-name="Strong_20_Emphasis"><text:line-break/>Fu: …<text:line-break/>Fu: Promise.</text:span></text:p>
      <text:p text:style-name="P4"><text:span text:style-name="Strong_20_Emphasis"/></text:p>
      <text:p text:style-name="P4"><text:span text:style-name="Strong_20_Emphasis">Scene 6: introspect</text:span></text:p>
      <text:p text:style-name="P4"><text:soft-page-break/><text:span text:style-name="Strong_20_Emphasis">Fu (thinking): what a great day, I get to date with Yuka despite of getting in the benchpress incident. Our realationship is a little bit weird after the proposal, we coudln’t talk normally without getting akward. But watching anime helped me out. Thank you anime</text:span></text:p>
      <text:p text:style-name="P4"><text:span text:style-name="Strong_20_Emphasis">black screen: </text:span></text:p>
      <text:p text:style-name="P4"><text:span text:style-name="Strong_20_Emphasis">Scene 7: Shopping mall</text:span></text:p>
      <text:p text:style-name="P4"><text:span text:style-name="Strong_20_Emphasis">Fu: Ay, I’m on time</text:span></text:p>
      <text:p text:style-name="P4"><text:span text:style-name="Strong_20_Emphasis">Yuka(angry): No, you are late, you should always come before your girlfriend</text:span></text:p>
      <text:p text:style-name="P4"><text:span text:style-name="Strong_20_Emphasis">Fu: sorry, I was busy taking care of my new abs</text:span></text:p>
      <text:p text:style-name="P4"><text:span text:style-name="Strong_20_Emphasis">Yuka(blush,tounge out): good for you</text:span></text:p>
      <text:p text:style-name="P4"><text:span text:style-name="Strong_20_Emphasis"><text:s/>Accompany with Yuka</text:span></text:p>
      <text:p text:style-name="P4"><text:span text:style-name="Strong_20_Emphasis">Fu (thinking): Yuka, there are many thing I want to say, I love you, you are the whole world to me, I have nothing to deserve you, but you still give me a chance, I’ll try my best to become a better human being, to have the encourage, the right to say that I love you.</text:span></text:p>
      <text:p text:style-name="P4"><text:span text:style-name="Strong_20_Emphasis">Yuka (smile): Wait here, I have a surprise for you</text:span></text:p>
      <text:p text:style-name="P4"><text:span text:style-name="Strong_20_Emphasis">Fu: okay</text:span></text:p>
      <text:p text:style-name="P4"><text:span text:style-name="Strong_20_Emphasis">???: Fu?</text:span></text:p>
      <text:p text:style-name="P4"><text:span text:style-name="Strong_20_Emphasis">Melly: it’s actually you, you look better</text:span></text:p>
      <text:p text:style-name="P4"><text:span text:style-name="Strong_20_Emphasis">Fu: Oh, Melly, Kenji told me about you</text:span></text:p>
      <text:p text:style-name="P4"><text:span text:style-name="Strong_20_Emphasis">Melly(blush): He did?</text:span></text:p>
      <text:p text:style-name="P4"><text:span text:style-name="Strong_20_Emphasis">Fu: yeah</text:span></text:p>
      <text:p text:style-name="P4"><text:span text:style-name="Strong_20_Emphasis">Melly(smile): you going to the mall, alone? wanna hangout?</text:span></text:p>
      <text:p text:style-name="P4"><text:span text:style-name="Strong_20_Emphasis">Fu: No, I’m with Yuka</text:span></text:p>
      <text:p text:style-name="P4"><text:span text:style-name="Strong_20_Emphasis">Melly: Yuka?, who is Yuka?.</text:span></text:p>
      <text:p text:style-name="P4"><text:span text:style-name="Strong_20_Emphasis">Fu: my girlfriend </text:span></text:p>
      <text:p text:style-name="P4"><text:soft-page-break/><text:span text:style-name="Strong_20_Emphasis">Melly(sad):oh, you have a girlfriend?, sorry for bother then</text:span></text:p>
      <text:p text:style-name="P4"><text:span text:style-name="Strong_20_Emphasis">Yuka: Tada, what do you think?</text:span></text:p>
      <text:p text:style-name="P4"><text:span text:style-name="Strong_20_Emphasis">(Yuka in a kimono)</text:span></text:p>
      <text:p text:style-name="P4"><text:span text:style-name="Strong_20_Emphasis">Fu(thinking): cutest creature in the world</text:span></text:p>
      <text:p text:style-name="P4"><text:span text:style-name="Strong_20_Emphasis">Fu: A-average, You could’ve try better than this to impress me</text:span></text:p>
      <text:p text:style-name="P4"><text:span text:style-name="Strong_20_Emphasis">Yuka (frown): jerk…</text:span></text:p>
      <text:p text:style-name="P4"><text:span text:style-name="Strong_20_Emphasis">Fu(thinking): <text:s/>she’s cuter when she’s angry</text:span></text:p>
      <text:p text:style-name="P4"><text:span text:style-name="Strong_20_Emphasis">Yuka (grin): You will pay for this</text:span></text:p>
      <text:p text:style-name="P4"><text:span text:style-name="Strong_20_Emphasis">Yuka:Tada, How’s about this *wearing swimsuit*?</text:span></text:p>
      <text:p text:style-name="P4"><text:span text:style-name="Strong_20_Emphasis">Fu: What the %&amp;^* are you doing?, there are people here.</text:span></text:p>
      <text:p text:style-name="P4"><text:span text:style-name="Strong_20_Emphasis">Yuka: *grin* Tsundere</text:span></text:p>
      <text:p text:style-name="P4"><text:span text:style-name="Strong_20_Emphasis">Fu: Go! Now</text:span></text:p>
      <text:p text:style-name="P4"><text:span text:style-name="Strong_20_Emphasis">(changed)</text:span></text:p>
      <text:p text:style-name="P4"><text:span text:style-name="Strong_20_Emphasis">Yuka: calm down Fu, hahaha.<text:line-break/>Fu(thinking): wow, she changed fast</text:span></text:p>
      <text:p text:style-name="P4"><text:span text:style-name="Strong_20_Emphasis">Yuka(smile): To be honest.</text:span></text:p>
      <text:p text:style-name="P4"><text:span text:style-name="Strong_20_Emphasis">Yuka(grin): You should buy me the kimono</text:span></text:p>
      <text:p text:style-name="P4"><text:span text:style-name="Strong_20_Emphasis">Fu: You know that I don’t even have a job, my parents is living off my grandparents, and we already struggle with tuition fees for me and my little brother.</text:span></text:p>
      <text:p text:style-name="P4"><text:span text:style-name="Strong_20_Emphasis">Yuka(frown): Fu, you shouldn’t go too hard for yourself, you deserve some fun, and-</text:span></text:p>
      <text:p text:style-name="P4"><text:span text:style-name="Strong_20_Emphasis">Fu: You know nothing about me, have anyone ever call you a burden?</text:span></text:p>
      <text:p text:style-name="P4"><text:span text:style-name="Strong_20_Emphasis">Yuka(sad):...</text:span></text:p>
      <text:p text:style-name="P4"><text:span text:style-name="Strong_20_Emphasis">scene 8: retrospect </text:span></text:p>
      <text:p text:style-name="P4"><text:soft-page-break/><text:span text:style-name="Strong_20_Emphasis">Fu(thinking): I’m such a piece of shit, I make her sad again, don’t even able to afford your girlfriend a kimono, why do I have to be poor like this, if only my family is rich, if only I don’t have a brother.</text:span></text:p>
      <text:p text:style-name="P4"><text:span text:style-name="Strong_20_Emphasis">No, what am I thinking</text:span></text:p>
      <text:p text:style-name="P4"><text:span text:style-name="Strong_20_Emphasis">If only I have a job. if only I have scholarship, if only I have gotten in a better school,If I’m not mentally sick.</text:span></text:p>
      <text:p text:style-name="P4"><text:span text:style-name="Strong_20_Emphasis">scene 9:</text:span></text:p>
      <text:p text:style-name="P4"><text:span text:style-name="Strong_20_Emphasis">*alarm ring, voices coming, background gray*</text:span></text:p>
      <text:p text:style-name="P4"><text:span text:style-name="Strong_20_Emphasis">Fu: No, Yuka!</text:span></text:p>
      <text:p text:style-name="P4"><text:span text:style-name="Strong_20_Emphasis">*go outside*</text:span></text:p>
      <text:p text:style-name="P4"><text:span text:style-name="Strong_20_Emphasis">(yuka sitting, look like she was crying, background color,voices stop)</text:span></text:p>
      <text:p text:style-name="P4"><text:span text:style-name="Strong_20_Emphasis">Fu: Yuka!, what are you doing here.</text:span></text:p>
      <text:p text:style-name="P4"><text:span text:style-name="Strong_20_Emphasis">Yuka: I thought you’ve dumped me</text:span></text:p>
      <text:p text:style-name="P4"><text:span text:style-name="Strong_20_Emphasis">Fu: No I’m not, it’s summer vacation, I just want to spend my time alone watching anime </text:span></text:p>
      <text:p text:style-name="P4"><text:span text:style-name="Strong_20_Emphasis">Fu (thinking): sorry Yuka, I’m actually studying for the university entrance exam</text:span></text:p>
      <text:p text:style-name="P4"><text:span text:style-name="Strong_20_Emphasis">Yuka: you’re a horrible boyfriend, you should bring me to the beach or something</text:span></text:p>
      <text:p text:style-name="P4"><text:span text:style-name="Strong_20_Emphasis">Fu: sorry…, I don’t have the budget for the beach, but maybe we can go to the summer festival tonight</text:span></text:p>
      <text:p text:style-name="P4"><text:span text:style-name="Strong_20_Emphasis">Yuka(surprise): Festival? </text:span></text:p>
      <text:p text:style-name="P4"><text:span text:style-name="Strong_20_Emphasis">Yuka(blush): you’d better be early</text:span></text:p>
      <text:p text:style-name="P4"><text:span text:style-name="Strong_20_Emphasis">Scene 10:</text:span></text:p>
      <text:p text:style-name="P4"><text:span text:style-name="Strong_20_Emphasis">Fu: thinking( been dating for years), actually the first time I come to the date first, always having hard time get out off the bed, dealing with voices. Yuka is the only reason why I’m still alive.</text:span></text:p>
      <text:p text:style-name="P4"><text:span text:style-name="Strong_20_Emphasis">Yuka: Good evening</text:span></text:p>
      <text:p text:style-name="P4"><text:soft-page-break/><text:span text:style-name="Strong_20_Emphasis">Fu: Evening Yuka, um, you look beautiful in your uniform</text:span></text:p>
      <text:p text:style-name="P4"><text:span text:style-name="Strong_20_Emphasis">Yuka(frown):..</text:span></text:p>
      <text:p text:style-name="P4"><text:span text:style-name="Strong_20_Emphasis">Yuka(smile): thank you</text:span></text:p>
      <text:p text:style-name="P4"><text:span text:style-name="Strong_20_Emphasis">Fu(thinking): Could’ve been better if I buy her that kimono, I should have praise her more.</text:span></text:p>
      <text:p text:style-name="P4"><text:span text:style-name="Strong_20_Emphasis">Fu (thinking): haha, I prepared for this, I have go tutoring for months to save money for this, guess that studying hard paid up. </text:span></text:p>
      <text:p text:style-name="P4"><text:span text:style-name="Strong_20_Emphasis">Acompany with Yuka</text:span></text:p>
      <text:p text:style-name="P4"><text:span text:style-name="Strong_20_Emphasis">Fu: Oh, a hoopla game. 3 rings please</text:span></text:p>
      <text:p text:style-name="P4"><text:span text:style-name="Strong_20_Emphasis">stall owner: alright</text:span></text:p>
      <text:p text:style-name="P4"><text:span text:style-name="Strong_20_Emphasis">if won: Yuka: yay</text:span></text:p>
      <text:p text:style-name="P4"><text:span text:style-name="Strong_20_Emphasis">if lose: Yuka: aww</text:span></text:p>
      <text:p text:style-name="P4"><text:span text:style-name="Strong_20_Emphasis">0 win: aww, don’t be sad, you still won the </text:span><text:bookmark text:name="tw-target-text"/><text:span text:style-name="Strong_20_Emphasis"><text:span text:style-name="T56">encourage</text:span></text:span><text:span text:style-name="Strong_20_Emphasis"> prize. (give a plastic ring)</text:span></text:p>
      <text:p text:style-name="P4"><text:span text:style-name="Strong_20_Emphasis">Fu: welp, better than nothing</text:span></text:p>
      <text:p text:style-name="P4"><text:span text:style-name="Strong_20_Emphasis">1 win: congrat, you won the minor prize. (give a plastic ring)</text:span></text:p>
      <text:p text:style-name="P4"><text:span text:style-name="Strong_20_Emphasis">Fu: phew, nearly embarrass myself</text:span></text:p>
      <text:p text:style-name="P4"><text:span text:style-name="Strong_20_Emphasis">2 win: congrat, You won the major prize. (give a plastic ring)</text:span></text:p>
      <text:p text:style-name="P4"><text:span text:style-name="Strong_20_Emphasis">Fu: a plastic ring? For a major prize? I just got scammed</text:span></text:p>
      <text:p text:style-name="P4"><text:span text:style-name="Strong_20_Emphasis">3 win: congrat!, you won the jackpot! (give a plastic ring)</text:span></text:p>
      <text:p text:style-name="P4"><text:span text:style-name="Strong_20_Emphasis">Fu: Jackpot my ass, give me my money back you old fuc-</text:span></text:p>
      <text:p text:style-name="P4"><text:span text:style-name="Strong_20_Emphasis">Yuka: Fu!, look, The moon is beautiful</text:span></text:p>
      <text:p text:style-name="P4"><text:span text:style-name="Strong_20_Emphasis">*Fireworks*</text:span></text:p>
      <text:p text:style-name="P4"><text:span text:style-name="Strong_20_Emphasis">Fu: Yuka, I-…I have many things I want to say, I have many thing I want to share with you,. I’ve been struggle with my mental health, it’s like a battle agaisnt myself. But when you accept to date with me, everything changed. I become to believe in myself again. First </text:span><text:soft-page-break/><text:span text:style-name="Strong_20_Emphasis">I’m gonna face with the university entrance exam, I’m tired of being a burden, afterward I will get a decent job, a house. </text:span></text:p>
      <text:p text:style-name="P4"><text:span text:style-name="Strong_20_Emphasis">Fu: Yuka, can you stay with me until I solve my problems</text:span></text:p>
      <text:p text:style-name="P4"><text:span text:style-name="Strong_20_Emphasis">Yuka(Blush):...</text:span></text:p>
      <text:p text:style-name="P4"><text:span text:style-name="Strong_20_Emphasis">Yuka(Angry Blush): Silly, you could have make it better. Don’t you already have the answer?</text:span></text:p>
      <text:p text:style-name="P4"><text:span text:style-name="Strong_20_Emphasis">Yuka (blush smile): <text:s/>I can’t imagine life without you</text:span></text:p>
      <text:p text:style-name="P4"><text:span text:style-name="Strong_20_Emphasis">Yuka(grin): that’s mean I will stay with you forever and after, silly Fu</text:span></text:p>
      <text:p text:style-name="P4"><text:span text:style-name="Strong_20_Emphasis">end of dating arc: cgs rolling, arc 2 transistion </text:span></text:p>
      <text:p text:style-name="P4"><text:span text:style-name="Strong_20_Emphasis">scene 11</text:span></text:p>
      <text:p text:style-name="P4"><text:span text:style-name="Strong_20_Emphasis">day of the result of university exam:</text:span></text:p>
      <text:p text:style-name="P4"><text:span text:style-name="Strong_20_Emphasis">Fu(thinking): I litterary sacrifie my time with Yuka for this stupid exam avenge, you better not dissapoint me</text:span></text:p>
      <text:p text:style-name="P4"><text:span text:style-name="Strong_20_Emphasis">Mom: Fu!, you did it, you pass the exam!, we have to celebrat-</text:span></text:p>
      <text:p text:style-name="P4"><text:span text:style-name="Strong_20_Emphasis">Fu: Yuka!!!</text:span></text:p>
      <text:p text:style-name="P4"><text:span text:style-name="Strong_20_Emphasis">go outside: </text:span></text:p>
      <text:p text:style-name="P4"><text:span text:style-name="Strong_20_Emphasis">see Yuka</text:span></text:p>
      <text:p text:style-name="P4"><text:span text:style-name="Strong_20_Emphasis">Fu: I did it, I’m actually did it.</text:span></text:p>
      <text:p text:style-name="P4"><text:span text:style-name="Strong_20_Emphasis">Yuka(tearing smile): I know Fu, because after all, I’m always believe in you</text:span></text:p>
      <text:p text:style-name="P4"><text:span text:style-name="Strong_20_Emphasis">fade white scene: finale</text:span></text:p>
      <text:p text:style-name="P4"><text:span text:style-name="Strong_20_Emphasis">credit roll</text:span></text:p>
      <text:p text:style-name="P4"><text:span text:style-name="Strong_20_Emphasis">black screen: warning, the following contents is unecesarry and very uncanny, do you want to proceed?<text:line-break/>No: menu screen</text:span></text:p>
      <text:p text:style-name="P4"><text:span text:style-name="Strong_20_Emphasis">Yes: Arc 2</text:span></text:p>
      <text:p text:style-name="P4"><text:soft-page-break/><text:span text:style-name="Strong_20_Emphasis">Arc 2: </text:span></text:p>
      <text:p text:style-name="P4"><text:span text:style-name="Strong_20_Emphasis">scene 1:</text:span></text:p>
      <text:p text:style-name="P4"><text:span text:style-name="Strong_20_Emphasis">Yuka(tearing smile): I know Fu, because after all, I’m always believe in you</text:span></text:p>
      <text:p text:style-name="P4"><text:span text:style-name="Strong_20_Emphasis">*shockwave sound, screen flash* </text:span></text:p>
      <text:p text:style-name="P4"><text:span text:style-name="Strong_20_Emphasis">black screen: (bip bip noise)</text:span></text:p>
      <text:p text:style-name="P4"><text:span text:style-name="Strong_20_Emphasis">???:"Adjusting for the gyri... minimize pressure on the sulci... careful with the cortical neurons."</text:span></text:p>
      <text:p text:style-name="P4"><text:span text:style-name="Strong_20_Emphasis"/></text:p>
      <text:p text:style-name="P4"><text:span text:style-name="Strong_20_Emphasis">???: "EEG stable... no hyperactivity... let's maintain homeostasis."</text:span></text:p>
      <text:p text:style-name="P4"><text:span text:style-name="Strong_20_Emphasis"/></text:p>
      <text:p text:style-name="P4"><text:span text:style-name="Strong_20_Emphasis">???: "Monitor ionic gradients... avoid disturbing the blood-brain barrier."</text:span></text:p>
      <text:p text:style-name="P4"><text:span text:style-name="Strong_20_Emphasis"/></text:p>
      <text:p text:style-name="P4"><text:span text:style-name="Strong_20_Emphasis">???: "Metabolic rate holding steady... neurotransmitter levels normal."</text:span></text:p>
      <text:p text:style-name="P4"><text:span text:style-name="Strong_20_Emphasis"/></text:p>
      <text:p text:style-name="P4"><text:span text:style-name="Strong_20_Emphasis">Fu (Wake up): Yuka!</text:span></text:p>
      <text:p text:style-name="P5"><text:span text:style-name="Strong_20_Emphasis">Doctor: "Be careful, you shouldn't move just yet. You've been unconscious for three months. It's nothing less than a medical miracle that you've emerged from this alive.</text:span></text:p>
      <text:p text:style-name="Text_20_body">However, I’m afraid you’re exhibiting some abnormal brain activity. We’ll need to keep you in the hospital for further diagnosis and observation."</text:p>
      <text:p text:style-name="P4"><text:span text:style-name="Strong_20_Emphasis">Fu: where is Yuka?</text:span></text:p>
      <text:p text:style-name="P4"><text:span text:style-name="Strong_20_Emphasis">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p>
      <text:p text:style-name="P4"><text:soft-page-break/><text:span text:style-name="Strong_20_Emphasis">Doctor: "I’m afraid I’ll need to monitor your brain activity. It’s highly unusual for someone to smile under these circumstances—this may indicate something deeper that we need to address."</text:span></text:p>
      <text:p text:style-name="P4"><text:span text:style-name="Strong_20_Emphasis">Scene 2:</text:span></text:p>
      <text:p text:style-name="P4"><text:span text:style-name="Strong_20_Emphasis"/></text:p>
      <text:p text:style-name="P4"><text:span text:style-name="Strong_20_Emphasis">Ideals:</text:span></text:p>
      <text:p text:style-name="P4"><text:span text:style-name="Strong_20_Emphasis">AI anime scene:</text:span></text:p>
      <text:p text:style-name="P4"><text:span text:style-name="Strong_20_Emphasis">S: After her death, I still manage to keep our promise. But it’s quite not workout. Whenever they asking me if I’m fine, I just smile. I’m not find at all, I can’t even spit out any words. But eventually they just accept that I’m fine.</text:span></text:p>
      <text:p text:style-name="P4"><text:span text:style-name="Strong_20_Emphasis">S: After that, I was always alone, throw myself in ridiculous researching. Time machine, parralel world, immortality… </text:span></text:p>
      <text:p text:style-name="P4"><text:span text:style-name="Strong_20_Emphasis">S: yeah, it’s like searching for miracle.</text:span></text:p>
      <text:p text:style-name="P4"><text:span text:style-name="Strong_20_Emphasis">S: civilization has dramatically improve too. But the more it’s develop, the more people don’t need each other. People just can’t be comprehend. They suffer and suffer more. Then it come to their perish.</text:span></text:p>
      <text:p text:style-name="P4"><text:span text:style-name="Strong_20_Emphasis">AY: Master..</text:span></text:p>
      <text:p text:style-name="P4"><text:span text:style-name="Strong_20_Emphasis">S: oh, I’m sorry Yuka, I’m talking nonsense again. So what do you thought about the anime?</text:span></text:p>
      <text:p text:style-name="P4"><text:span text:style-name="Strong_20_Emphasis">AY: Master, someone said that it’s a happy ending, but why they tell that they are sad after? I can’t comprehend</text:span></text:p>
      <text:p text:style-name="P4"><text:span text:style-name="Strong_20_Emphasis">S: oh, Yuka, I don’t really know the answer either. Maybe they just sad because they have to farewell their favorite show. <text:s/></text:span></text:p>
      <text:p text:style-name="P4"><text:span text:style-name="Strong_20_Emphasis">AY: If finish a good show make them feel bad why would they watch it at first?</text:span></text:p>
      <text:p text:style-name="P4"><text:span text:style-name="Strong_20_Emphasis">S: Oh, maybe because they have to check if it’s a good show or not. Hahaha</text:span></text:p>
      <text:p text:style-name="P4"><text:span text:style-name="Strong_20_Emphasis">S: I’m just kidding</text:span></text:p>
      <text:p text:style-name="P4"><text:soft-page-break/><text:span text:style-name="Strong_20_Emphasis">S: Yuka!, sometimes you have to appreciate what we have, like watching anime with your creator. Stop asking rhetorical question</text:span></text:p>
      <text:p text:style-name="P4"><text:span text:style-name="Strong_20_Emphasis">AIY(frown): <text:s/>but it’s not rhetorical</text:span></text:p>
      <text:p text:style-name="P4"><text:span text:style-name="Strong_20_Emphasis">S: I know</text:span></text:p>
      <text:p text:style-name="P4"><text:span text:style-name="Strong_20_Emphasis">3</text:span></text:p>
      <text:p text:style-name="P4"><text:span text:style-name="Strong_20_Emphasis">S: I should have buy you the kimono</text:span></text:p>
      <text:p text:style-name="P4"><text:span text:style-name="Strong_20_Emphasis">AY: Master, you did give me a kimono</text:span></text:p>
      <text:p text:style-name="P4"><text:span text:style-name="Strong_20_Emphasis">S: Oh I did, Sorry, I forgot, forgive for this old man</text:span></text:p>
      <text:p text:style-name="P4"><text:span text:style-name="Strong_20_Emphasis">4</text:span></text:p>
      <text:p text:style-name="P4"><text:span text:style-name="Strong_20_Emphasis"/></text:p>
      <text:p text:style-name="P4"><text:span text:style-name="Strong_20_Emphasis">5.</text:span></text:p>
      <text:p text:style-name="P4"><text:span text:style-name="Strong_20_Emphasis">Letters from Fu: Dear people, I have trouble in verbal communication and some other diseases, so I decided to make this game to tell you what I see, what I feel.</text:span></text:p>
      <text:p text:style-name="P4"><text:span text:style-name="Strong_20_Emphasis">6</text:span></text:p>
      <text:p text:style-name="P4"><text:span text:style-name="Strong_20_Emphasis">S: *wear a lab coat* Tada, How do I look?</text:span></text:p>
      <text:p text:style-name="P4"><text:span text:style-name="Strong_20_Emphasis">Y: You look like yourself, master but with 2 lab coats</text:span></text:p>
      <text:p text:style-name="P4"><text:span text:style-name="Strong_20_Emphasis">S: Thanks</text:span></text:p>
      <text:p text:style-name="P4"><text:span text:style-name="Strong_20_Emphasis">S: There something inside the pocket, a letter and an usb</text:span></text:p>
      <text:p text:style-name="P4"><text:span text:style-name="Strong_20_Emphasis">S: In this world? Who will…? This letter must been from a parralel world</text:span></text:p>
      <text:p text:style-name="P4"><text:span text:style-name="Strong_20_Emphasis">7 </text:span></text:p>
      <text:p text:style-name="P4"><text:span text:style-name="Strong_20_Emphasis">S: Year 21xx,...</text:span></text:p>
      <text:p text:style-name="P4"><text:span text:style-name="Strong_20_Emphasis">10.</text:span></text:p>
      <text:p text:style-name="P4"><text:span text:style-name="Strong_20_Emphasis">AY: Master, The moon, is it a definition of beauty?</text:span></text:p>
      <text:p text:style-name="P4"><text:soft-page-break/><text:span text:style-name="Strong_20_Emphasis">S:*Surprised* Yuka...there is something I want to show you *clicked start firework*.</text:span></text:p>
      <text:p text:style-name="P4"><text:span text:style-name="Strong_20_Emphasis">S: I should have give you this earlier.</text:span></text:p>
      <text:p text:style-name="P4"><text:span text:style-name="Strong_20_Emphasis">AY: Master. I</text:span></text:p>
      <text:p text:style-name="P4"><text:span text:style-name="Strong_20_Emphasis">AY: Thank you, even though I’m not the Yuka you used to know, thank you for bring me to life.Thank you for teaching me how to feel, thank you for loving me</text:span></text:p>
      <text:p text:style-name="P4"><text:span text:style-name="Strong_20_Emphasis">AY: Master. So warm, so painful</text:span></text:p>
      <text:p text:style-name="P4"><text:span text:style-name="Strong_20_Emphasis">Ay: is this love?</text:span></text:p>
      <text:p text:style-name="P4"><text:span text:style-name="Strong_20_Emphasis">*solar storm*<text:line-break/>*blackout*</text:span></text:p>
      <text:p text:style-name="P4"><text:span text:style-name="Strong_20_Emphasis">AY: activate altinative power sources, warning, the data is corrupted during the update, do you want to reset?</text:span></text:p>
      <text:p text:style-name="P4"><text:span text:style-name="Strong_20_Emphasis">S: Ha</text:span></text:p>
      <text:p text:style-name="P4"><text:span text:style-name="Strong_20_Emphasis">S: HahaHAHAHAHHahahAHAHAha</text:span></text:p>
      <text:p text:style-name="P4"><text:span text:style-name="Strong_20_Emphasis">Last scene:</text:span></text:p>
      <text:p text:style-name="P4"><text:span text:style-name="Strong_20_Emphasis">Y: @#, are you hurting yourself again?</text:span></text:p>
      <text:p text:style-name="P4"><text:span text:style-name="Strong_20_Emphasis">S: Calm down Yuka, don’t have to be angry, I’m not hurting myself, I swear</text:span></text:p>
      <text:p text:style-name="P4"><text:span text:style-name="Strong_20_Emphasis">Y: it’s not your fault, you know it right?</text:span></text:p>
      <text:p text:style-name="P4"><text:span text:style-name="Strong_20_Emphasis">S: I’m sorry, it’s gonna be okay</text:span></text:p>
      <text:p text:style-name="P4"><text:span text:style-name="Strong_20_Emphasis">S: I can fix this, I promised, remember?</text:span></text:p>
      <text:p text:style-name="P4"><text:span text:style-name="Strong_20_Emphasis">Y: isn’t it is time to move on? You’ve sufferred enough.</text:span></text:p>
      <text:p text:style-name="P4"><text:span text:style-name="Strong_20_Emphasis">Choice: 1. accept</text:span></text:p>
      <text:p text:style-name="P4"><text:span text:style-name="Strong_20_Emphasis">Y: Thank you for creating me, thank you for letting me be part of your world.</text:span></text:p>
      <text:p text:style-name="P4"><text:span text:style-name="Strong_20_Emphasis">*back to real life*</text:span></text:p>
      <text:p text:style-name="P4"><text:span text:style-name="Strong_20_Emphasis">2. <text:s/>deny</text:span></text:p>
      <text:p text:style-name="P4"><text:soft-page-break/><text:span text:style-name="Strong_20_Emphasis">F: I’m sorry Yuka, I can’t keep the promise anymore </text:span></text:p>
      <text:p text:style-name="P4"><text:span text:style-name="Strong_20_Emphasis">*suicide*</text:span></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s/></text:span></text:p>
      <text:p text:style-name="P4"><text:span text:style-name="Strong_20_Emphasis">11.</text:span></text:p>
      <text:p text:style-name="P4"><text:span text:style-name="Strong_20_Emphasis">S: sometimes you have to lift weights when you don’t know what to do, it’s a good coping mechanism, must be healthier than tobacco</text:span></text:p>
      <text:p text:style-name="P4"><text:span text:style-name="Strong_20_Emphasis">AY: Master, AI don’t need coping mechanism, as long as you, master alive and cuntinuing maintaining my physical body, I should be “healthy” in human term</text:span></text:p>
      <text:p text:style-name="P4"><text:span text:style-name="Strong_20_Emphasis"/></text:p>
      <text:h text:style-name="P1" text:outline-level="1"><text:span text:style-name="Strong_20_Emphasis"><text:span text:style-name="T23">V. Soundtrack:</text:span></text:span></text:h>
      <text:h text:style-name="P2" text:outline-level="4"><text:span text:style-name="Strong_20_Emphasis"><text:span text:style-name="T13">Game Soundtrack Inspiration</text:span></text:span></text:h>
      <text:list text:style-name="WWNum13">
        <text:list-item>
          <text:p text:style-name="P99"><text:span text:style-name="Strong_20_Emphasis">Angel Beats! Opening ("My Soul, Your Beats!")</text:span></text:p>
          <text:list>
            <text:list-item>
              <text:p text:style-name="P100">A melancholic yet hopeful tone, perfectly reflecting themes of grief, connection, and self-acceptance. It can be sampled for emotional or transitional moments.</text:p>
            </text:list-item>
            <text:list-item>
              <text:p text:style-name="P100">Use variations of the melody in significant scenes, such as Yuka's introduction or the scientist creating AI Yuka.</text:p>
            </text:list-item>
          </text:list>
        </text:list-item>
        <text:list-item>
          <text:p text:style-name="P99"><text:span text:style-name="Strong_20_Emphasis">"Kokoro" by Kagamine Rin</text:span></text:p>
          <text:list>
            <text:list-item>
              <text:p text:style-name="P100">A song about an AI longing to understand human emotions—perfectly aligned with AI Yuka's arc.</text:p>
            </text:list-item>
            <text:list-item>
              <text:p text:style-name="P101">Sampling parts of the instrumental or remixing it for background themes during the AI Yuka dating sim arc or her evolution scenes.</text:p>
            </text:list-item>
          </text:list>
        </text:list-item>
      </text:list>
      <text:h text:style-name="P2" text:outline-level="4"><text:span text:style-name="Strong_20_Emphasis"><text:span text:style-name="T13">Voiced Characters by AI</text:span></text:span></text:h>
      <text:list text:style-name="WWNum14">
        <text:list-item>
          <text:p text:style-name="P102"><text:span text:style-name="Strong_20_Emphasis">AI-Generated Voice Acting</text:span></text:p>
          <text:list>
            <text:list-item>
              <text:p text:style-name="P103"><text:span text:style-name="Strong_20_Emphasis">Characters to Voice:</text:span> Yuka, AI Yuka, and the internal voices.</text:p>
            </text:list-item>
            <text:list-item>
              <text:p text:style-name="P103"><text:soft-page-break/><text:span text:style-name="Strong_20_Emphasis">Tone and Style:</text:span></text:p>
              <text:list>
                <text:list-item>
                  <text:p text:style-name="P105">Yuka: Soft, cheerful, comforting, slightly dreamy.</text:p>
                </text:list-item>
                <text:list-item>
                  <text:p text:style-name="P105">AI Yuka: Starts with an artificial tone (e.g., robotic undertones) and gradually shifts to a more human-like, emotional voice.</text:p>
                </text:list-item>
                <text:list-item>
                  <text:p text:style-name="P105">Voices in Fu/Scientist’s Head: Distorted, overlapping, with unsettling effects (e.g., echoes, pitch modulation).</text:p>
                </text:list-item>
              </text:list>
            </text:list-item>
            <text:list-item>
              <text:p text:style-name="P104">AI voice technology ensures consistency and allows fine-tuning for emotional impact.</text:p>
            </text:list-item>
          </text:list>
        </text:list-item>
      </text:list>
      <text:h text:style-name="P2" text:outline-level="4"><text:span text:style-name="Strong_20_Emphasis"><text:span text:style-name="T13">Potential Use Cases for Soundtracks and Voice</text:span></text:span></text:h>
      <text:list text:style-name="WWNum15">
        <text:list-item>
          <text:p text:style-name="P106"><text:span text:style-name="Strong_20_Emphasis">Russian Roulette Minigame:</text:span></text:p>
          <text:list>
            <text:list-item>
              <text:p text:style-name="P107">Use haunting, tension-building music (sampled from <text:span text:style-name="Emphasis">Kokoro</text:span> or distorted from <text:span text:style-name="Emphasis">Angel Beats!</text:span>) during these scenes.</text:p>
            </text:list-item>
            <text:list-item>
              <text:p text:style-name="P107">Internal voices dominate, growing louder with each spin, adding to the tension.</text:p>
            </text:list-item>
          </text:list>
        </text:list-item>
        <text:list-item>
          <text:p text:style-name="P106"><text:span text:style-name="Strong_20_Emphasis">Transition Between Fu and Scientist Arcs:</text:span></text:p>
          <text:list>
            <text:list-item>
              <text:p text:style-name="P107">A blend of <text:span text:style-name="Emphasis">Angel Beats!</text:span> opening melody with glitch effects, symbolizing the shift between reality and illusion.</text:p>
            </text:list-item>
          </text:list>
        </text:list-item>
        <text:list-item>
          <text:p text:style-name="P106"><text:span text:style-name="Strong_20_Emphasis">Emotional Climaxes:</text:span></text:p>
          <text:list>
            <text:list-item>
              <text:p text:style-name="P107">Use vocal tracks during key moments:</text:p>
              <text:list>
                <text:list-item>
                  <text:p text:style-name="P109">Yuka's accident scene: A slowed, minor-key variation of <text:span text:style-name="Emphasis">Angel Beats!</text:span> as Fu collapses into despair.</text:p>
                </text:list-item>
                <text:list-item>
                  <text:p text:style-name="P109">AI Yuka's evolution: A hopeful remix of <text:span text:style-name="Emphasis">Kokoro</text:span> as she gains more human-like qualities.</text:p>
                </text:list-item>
              </text:list>
            </text:list-item>
          </text:list>
        </text:list-item>
        <text:list-item>
          <text:p text:style-name="P106"><text:span text:style-name="Strong_20_Emphasis">Ending Themes:</text:span></text:p>
          <text:list>
            <text:list-item>
              <text:p text:style-name="P107"><text:span text:style-name="Strong_20_Emphasis">Despair Ending:</text:span> A sorrowful, stripped-down piano version of <text:span text:style-name="Emphasis">Angel Beats!</text:span></text:p>
            </text:list-item>
            <text:list-item>
              <text:p text:style-name="P108"><text:span text:style-name="Strong_20_Emphasis">Acceptance Ending:</text:span> An uplifting remix of <text:span text:style-name="Emphasis">Kokoro</text:span> to symbolize Fu’s growth and self-love.</text:p>
            </text:list-item>
          </text:list>
        </text:list-item>
      </text:list>
      <text:p text:style-name="P4"><text:span text:style-name="Strong_20_Emphasis"/></text:p>
      <text:p text:style-name="P4"><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1-13T17:18:34.153020425</dc:date>
    <meta:editing-cycles>148</meta:editing-cycles>
    <meta:editing-duration>PT17H4M55S</meta:editing-duration>
    <meta:generator>LibreOffice/24.2.7.2$Linux_X86_64 LibreOffice_project/420$Build-2</meta:generator>
    <meta:document-statistic meta:table-count="0" meta:image-count="0" meta:object-count="0" meta:page-count="34" meta:paragraph-count="637" meta:word-count="6723" meta:character-count="39941" meta:non-whitespace-character-count="33292"/>
    <meta:user-defined meta:name="AppVersion">15.0000</meta:user-defined>
    <meta:template xlink:type="simple" xlink:actuate="onRequest" xlink:title="Normal.dotm" xlink:href=""/>
  </office:meta>
</office:document-meta>
</file>